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33.5mm"/>
    </style:style>
    <style:style style:name="co47" style:family="table-column">
      <style:table-column-properties fo:break-before="auto" style:column-width="27.5mm"/>
    </style:style>
    <style:style style:name="co48" style:family="table-column">
      <style:table-column-properties fo:break-before="auto" style:column-width="25.86mm"/>
    </style:style>
    <style:style style:name="co49" style:family="table-column">
      <style:table-column-properties fo:break-before="auto" style:column-width="26.95mm"/>
    </style:style>
    <style:style style:name="co50" style:family="table-column">
      <style:table-column-properties fo:break-before="auto" style:column-width="26.41mm"/>
    </style:style>
    <style:style style:name="co51" style:family="table-column">
      <style:table-column-properties fo:break-before="auto" style:column-width="30.85mm"/>
    </style:style>
    <style:style style:name="co52" style:family="table-column">
      <style:table-column-properties fo:break-before="auto" style:column-width="25.68mm"/>
    </style:style>
    <style:style style:name="co53" style:family="table-column">
      <style:table-column-properties fo:break-before="auto" style:column-width="24.85mm"/>
    </style:style>
    <style:style style:name="co54" style:family="table-column">
      <style:table-column-properties fo:break-before="auto" style:column-width="23.78mm"/>
    </style:style>
    <style:style style:name="co55" style:family="table-column">
      <style:table-column-properties fo:break-before="auto" style:column-width="19.14mm"/>
    </style:style>
    <style:style style:name="co56" style:family="table-column">
      <style:table-column-properties fo:break-before="auto" style:column-width="77.42mm"/>
    </style:style>
    <style:style style:name="co57" style:family="table-column">
      <style:table-column-properties fo:break-before="auto" style:column-width="53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1" style:family="table-cell" style:parent-style-name="Default" style:data-style-name="N99">
      <style:text-properties fo:color="#ce181e"/>
    </style:style>
    <style:style style:name="ce14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8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9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9T16:25:00" calcext:value-type="date">
            <text:p>29/04/2020 16:25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9T16:25:00" calcext:value-type="date">
            <text:p>29/04/2020 16:25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28T23:15:00" calcext:value-type="date">
            <text:p>28/04/2020 23:15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221" calcext:value-type="float">
            <text:p>221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61" calcext:value-type="float">
            <text:p>61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office:value-type="float" office:value="328" calcext:value-type="float">
            <text:p>328</text:p>
          </table:table-cell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office:value-type="float" office:value="358" calcext:value-type="float">
            <text:p>358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7266" calcext:value-type="float">
            <text:p>7266</text:p>
          </table:table-cell>
          <table:table-cell office:value-type="float" office:value="5225" calcext:value-type="float">
            <text:p>5225</text:p>
          </table:table-cell>
          <table:table-cell/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office:value-type="float" office:value="390" calcext:value-type="float">
            <text:p>390</text:p>
          </table:table-cell>
          <table:table-cell office:value-type="float" office:value="284" calcext:value-type="float">
            <text:p>284</text:p>
          </table:table-cell>
          <table:table-cell office:value-type="float" office:value="106" calcext:value-type="float">
            <text:p>106</text:p>
          </table:table-cell>
          <table:table-cell table:formula="of:=[.I42]+[.H42]=[.G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office:value-type="float" office:value="7703" calcext:value-type="float">
            <text:p>7703</text:p>
          </table:table-cell>
          <table:table-cell office:value-type="float" office:value="5786" calcext:value-type="float">
            <text:p>5786</text:p>
          </table:table-cell>
          <table:table-cell/>
          <table:table-cell office:value-type="float" office:value="13489" calcext:value-type="float">
            <text:p>13489</text:p>
          </table:table-cell>
          <table:table-cell office:value-type="float" office:value="300" calcext:value-type="float">
            <text:p>300</text:p>
          </table:table-cell>
          <table:table-cell office:value-type="float" office:value="421" calcext:value-type="float">
            <text:p>421</text:p>
          </table:table-cell>
          <table:table-cell office:value-type="float" office:value="306" calcext:value-type="float">
            <text:p>306</text:p>
          </table:table-cell>
          <table:table-cell office:value-type="float" office:value="115" calcext:value-type="float">
            <text:p>115</text:p>
          </table:table-cell>
          <table:table-cell table:formula="of:=[.I43]+[.H43]=[.G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office:value-type="float" office:value="7983" calcext:value-type="float">
            <text:p>7983</text:p>
          </table:table-cell>
          <table:table-cell office:value-type="float" office:value="6437" calcext:value-type="float">
            <text:p>6437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348" calcext:value-type="float">
            <text:p>348</text:p>
          </table:table-cell>
          <table:table-cell office:value-type="float" office:value="435" calcext:value-type="float">
            <text:p>435</text:p>
          </table:table-cell>
          <table:table-cell office:value-type="float" office:value="318" calcext:value-type="float">
            <text:p>318</text:p>
          </table:table-cell>
          <table:table-cell office:value-type="float" office:value="117" calcext:value-type="float">
            <text:p>117</text:p>
          </table:table-cell>
          <table:table-cell table:formula="of:=[.I44]+[.H44]=[.G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8" calcext:value-type="date">
            <text:p>18/04/20</text:p>
          </table:table-cell>
          <table:table-cell office:value-type="float" office:value="8363" calcext:value-type="float">
            <text:p>8363</text:p>
          </table:table-cell>
          <table:table-cell office:value-type="float" office:value="7265" calcext:value-type="float">
            <text:p>7265</text:p>
          </table:table-cell>
          <table:table-cell/>
          <table:table-cell office:value-type="float" office:value="15628" calcext:value-type="float">
            <text:p>15628</text:p>
          </table:table-cell>
          <table:table-cell office:value-type="float" office:value="400" calcext:value-type="float">
            <text:p>400</text:p>
          </table:table-cell>
          <table:table-cell office:value-type="float" office:value="443" calcext:value-type="float">
            <text:p>443</text:p>
          </table:table-cell>
          <table:table-cell office:value-type="float" office:value="323" calcext:value-type="float">
            <text:p>323</text:p>
          </table:table-cell>
          <table:table-cell office:value-type="float" office:value="120" calcext:value-type="float">
            <text:p>120</text:p>
          </table:table-cell>
          <table:table-cell table:formula="of:=[.I45]+[.H45]=[.G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9" calcext:value-type="date">
            <text:p>19/04/20</text:p>
          </table:table-cell>
          <table:table-cell office:value-type="float" office:value="8964" calcext:value-type="float">
            <text:p>8964</text:p>
          </table:table-cell>
          <table:table-cell office:value-type="float" office:value="7361" calcext:value-type="float">
            <text:p>7361</text:p>
          </table:table-cell>
          <table:table-cell/>
          <table:table-cell office:value-type="float" office:value="16325" calcext:value-type="float">
            <text:p>16325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324" calcext:value-type="float">
            <text:p>324</text:p>
          </table:table-cell>
          <table:table-cell office:value-type="float" office:value="121" calcext:value-type="float">
            <text:p>121</text:p>
          </table:table-cell>
          <table:table-cell table:formula="of:=[.I46]+[.H46]=[.G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0" calcext:value-type="date">
            <text:p>20/04/20</text:p>
          </table:table-cell>
          <table:table-cell office:value-type="float" office:value="9471" calcext:value-type="float">
            <text:p>9471</text:p>
          </table:table-cell>
          <table:table-cell office:value-type="float" office:value="8366" calcext:value-type="float">
            <text:p>8366</text:p>
          </table:table-cell>
          <table:table-cell/>
          <table:table-cell office:value-type="float" office:value="17837" calcext:value-type="float">
            <text:p>17837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9" office:value-type="float" office:value="348" calcext:value-type="float">
            <text:p>348</text:p>
          </table:table-cell>
          <table:table-cell table:style-name="ce9" office:value-type="float" office:value="136" calcext:value-type="float">
            <text:p>136</text:p>
          </table:table-cell>
          <table:table-cell table:style-name="ce11" table:formula="of:=[.I47]+[.H47]=[.F47]" office:value-type="boolean" office:boolean-value="true" calcext:value-type="boolean">
            <text:p>VERDADERO</text:p>
          </table:table-cell>
          <table:table-cell office:value-type="string" calcext:value-type="string">
            <text:p>Rojo son valores de corte</text:p>
          </table:table-cell>
        </table:table-row>
        <table:table-row table:style-name="ro1">
          <table:table-cell office:value-type="date" office:date-value="2020-04-21" calcext:value-type="date">
            <text:p>21/04/20</text:p>
          </table:table-cell>
          <table:table-cell office:value-type="float" office:value="10062" calcext:value-type="float">
            <text:p>10062</text:p>
          </table:table-cell>
          <table:table-cell office:value-type="float" office:value="9188" calcext:value-type="float">
            <text:p>9188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9" office:value-type="float" office:value="385" calcext:value-type="float">
            <text:p>385</text:p>
          </table:table-cell>
          <table:table-cell table:style-name="ce9" office:value-type="float" office:value="145" calcext:value-type="float">
            <text:p>145</text:p>
          </table:table-cell>
          <table:table-cell table:style-name="ce11" table:formula="of:=[.I48]+[.H48]=[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2" calcext:value-type="date">
            <text:p>22/04/20</text:p>
          </table:table-cell>
          <table:table-cell office:value-type="float" office:value="10808" calcext:value-type="float">
            <text:p>10808</text:p>
          </table:table-cell>
          <table:table-cell office:value-type="float" office:value="10106" calcext:value-type="float">
            <text:p>10106</text:p>
          </table:table-cell>
          <table:table-cell/>
          <table:table-cell office:value-type="float" office:value="20914" calcext:value-type="float">
            <text:p>20914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9" office:value-type="float" office:value="414" calcext:value-type="float">
            <text:p>414</text:p>
          </table:table-cell>
          <table:table-cell table:style-name="ce9" office:value-type="float" office:value="158" calcext:value-type="float">
            <text:p>158</text:p>
          </table:table-cell>
          <table:table-cell table:style-name="ce11" table:formula="of:=[.I49]+[.H49]=[.F4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3" calcext:value-type="date">
            <text:p>23/04/20</text:p>
          </table:table-cell>
          <table:table-cell office:value-type="float" office:value="11432" calcext:value-type="float">
            <text:p>11432</text:p>
          </table:table-cell>
          <table:table-cell office:value-type="float" office:value="10216" calcext:value-type="float">
            <text:p>10216</text:p>
          </table:table-cell>
          <table:table-cell/>
          <table:table-cell office:value-type="float" office:value="21648" calcext:value-type="float">
            <text:p>21648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9" office:value-type="float" office:value="456" calcext:value-type="float">
            <text:p>456</text:p>
          </table:table-cell>
          <table:table-cell table:style-name="ce9" office:value-type="float" office:value="178" calcext:value-type="float">
            <text:p>178</text:p>
          </table:table-cell>
          <table:table-cell table:style-name="ce11" table:formula="of:=[.I50]+[.H50]=[.F5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4" calcext:value-type="date">
            <text:p>24/04/20</text:p>
          </table:table-cell>
          <table:table-cell office:value-type="float" office:value="11845" calcext:value-type="float">
            <text:p>11845</text:p>
          </table:table-cell>
          <table:table-cell office:value-type="float" office:value="13486" calcext:value-type="float">
            <text:p>13486</text:p>
          </table:table-cell>
          <table:table-cell/>
          <table:table-cell office:value-type="float" office:value="25331" calcext:value-type="float">
            <text:p>25331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9" office:value-type="float" office:value="504" calcext:value-type="float">
            <text:p>504</text:p>
          </table:table-cell>
          <table:table-cell table:style-name="ce9" office:value-type="float" office:value="196" calcext:value-type="float">
            <text:p>196</text:p>
          </table:table-cell>
          <table:table-cell table:style-name="ce11" table:formula="of:=[.I51]+[.H51]=[.F5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5" calcext:value-type="date">
            <text:p>25/04/20</text:p>
          </table:table-cell>
          <table:table-cell office:value-type="float" office:value="12725" calcext:value-type="float">
            <text:p>12725</text:p>
          </table:table-cell>
          <table:table-cell office:value-type="float" office:value="14792" calcext:value-type="float">
            <text:p>14792</text:p>
          </table:table-cell>
          <table:table-cell/>
          <table:table-cell office:value-type="float" office:value="27517" calcext:value-type="float">
            <text:p>27517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9" office:value-type="float" office:value="524" calcext:value-type="float">
            <text:p>524</text:p>
          </table:table-cell>
          <table:table-cell table:style-name="ce9" office:value-type="float" office:value="204" calcext:value-type="float">
            <text:p>204</text:p>
          </table:table-cell>
          <table:table-cell table:style-name="ce11" table:formula="of:=[.I52]+[.H52]=[.F5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6" calcext:value-type="date">
            <text:p>26/04/20</text:p>
          </table:table-cell>
          <table:table-cell office:value-type="float" office:value="13132" calcext:value-type="float">
            <text:p>13132</text:p>
          </table:table-cell>
          <table:table-cell office:value-type="float" office:value="15567" calcext:value-type="float">
            <text:p>15567</text:p>
          </table:table-cell>
          <table:table-cell/>
          <table:table-cell office:value-type="float" office:value="28699" calcext:value-type="float">
            <text:p>28699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9" office:value-type="float" office:value="559" calcext:value-type="float">
            <text:p>559</text:p>
          </table:table-cell>
          <table:table-cell table:style-name="ce9" office:value-type="float" office:value="223" calcext:value-type="float">
            <text:p>223</text:p>
          </table:table-cell>
          <table:table-cell table:style-name="ce11" table:formula="of:=[.I53]+[.H53]=[.F5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7" calcext:value-type="date">
            <text:p>27/04/20</text:p>
          </table:table-cell>
          <table:table-cell office:value-type="float" office:value="13742" calcext:value-type="float">
            <text:p>13742</text:p>
          </table:table-cell>
          <table:table-cell office:value-type="float" office:value="17448" calcext:value-type="float">
            <text:p>17448</text:p>
          </table:table-cell>
          <table:table-cell/>
          <table:table-cell office:value-type="float" office:value="31190" calcext:value-type="float">
            <text:p>31190</text:p>
          </table:table-cell>
          <table:table-cell office:value-type="float" office:value="854" calcext:value-type="float">
            <text:p>854</text:p>
          </table:table-cell>
          <table:table-cell/>
          <table:table-cell table:style-name="ce9" office:value-type="float" office:value="614" calcext:value-type="float">
            <text:p>614</text:p>
          </table:table-cell>
          <table:table-cell table:style-name="ce9" office:value-type="float" office:value="240" calcext:value-type="float">
            <text:p>240</text:p>
          </table:table-cell>
          <table:table-cell table:style-name="ce11" table:formula="of:=[.I54]+[.H54]=[.F5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8" calcext:value-type="date">
            <text:p>28/04/20</text:p>
          </table:table-cell>
          <table:table-cell office:value-type="float" office:value="14384" calcext:value-type="float">
            <text:p>14384</text:p>
          </table:table-cell>
          <table:table-cell office:value-type="float" office:value="19547" calcext:value-type="float">
            <text:p>19547</text:p>
          </table:table-cell>
          <table:table-cell/>
          <table:table-cell office:value-type="float" office:value="33931" calcext:value-type="float">
            <text:p>33931</text:p>
          </table:table-cell>
          <table:table-cell office:value-type="float" office:value="943" calcext:value-type="float">
            <text:p>943</text:p>
          </table:table-cell>
          <table:table-cell/>
          <table:table-cell table:style-name="ce9" office:value-type="float" office:value="684" calcext:value-type="float">
            <text:p>684</text:p>
          </table:table-cell>
          <table:table-cell table:style-name="ce9" office:value-type="float" office:value="259" calcext:value-type="float">
            <text:p>259</text:p>
          </table:table-cell>
          <table:table-cell table:style-name="ce11" table:formula="of:=[.I55]+[.H55]=[.F55]" office:value-type="boolean" office:boolean-value="true" calcext:value-type="boolean">
            <text:p>VERDADERO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110" calcext:value-type="float">
            <text:p>110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733" calcext:value-type="float">
            <text:p>733</text:p>
          </table:table-cell>
          <table:table-cell table:style-name="ce17" office:value-type="float" office:value="20" calcext:value-type="float">
            <text:p>2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18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style-name="ce18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7458" calcext:value-type="float">
            <text:p>7458</text:p>
          </table:table-cell>
          <table:table-cell table:style-name="ce18" office:value-type="string" calcext:value-type="string">
            <text:p>NA</text:p>
          </table:table-cell>
          <table:table-cell table:style-name="ce19" office:value-type="float" office:value="337" calcext:value-type="float">
            <text:p>33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float" office:value="340" calcext:value-type="float">
            <text:p>34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14" calcext:value-type="float">
            <text:p>1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/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/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/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/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/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office:value-type="float" office:value="574" calcext:value-type="float">
            <text:p>574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office:value-type="float" office:value="6630" calcext:value-type="float">
            <text:p>6630</text:p>
          </table:table-cell>
          <table:table-cell office:value-type="float" office:value="5626" calcext:value-type="float">
            <text:p>5626</text:p>
          </table:table-cell>
          <table:table-cell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office:value-type="float" office:value="577" calcext:value-type="float">
            <text:p>57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/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/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/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/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/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/>
          <table:table-cell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933" calcext:value-type="float">
            <text:p>2933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23" calcext:value-type="float">
            <text:p>23</text:p>
          </table:table-cell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814" calcext:value-type="float">
            <text:p>1814</text:p>
          </table:table-cell>
          <table:table-cell office:value-type="float" office:value="159" calcext:value-type="float">
            <text:p>159</text:p>
          </table:table-cell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/>
          <table:table-cell office:value-type="float" office:value="20048" calcext:value-type="float">
            <text:p>20048</text:p>
          </table:table-cell>
          <table:table-cell office:value-type="float" office:value="358" calcext:value-type="float">
            <text:p>358</text:p>
          </table:table-cell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/>
          <table:table-cell office:value-type="float" office:value="3101" calcext:value-type="float">
            <text:p>3101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23" calcext:value-type="float">
            <text:p>23</text:p>
          </table:table-cell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72" calcext:value-type="float">
            <text:p>172</text:p>
          </table:table-cell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/>
          <table:table-cell office:value-type="float" office:value="21854" calcext:value-type="float">
            <text:p>21854</text:p>
          </table:table-cell>
          <table:table-cell office:value-type="float" office:value="404" calcext:value-type="float">
            <text:p>404</text:p>
          </table:table-cell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 table:number-rows-repeated="1048520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8" table:default-cell-style-name="ce4"/>
        <table:table-column table:style-name="co51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formula="of:=[$'Fuente-Dashboard-v2'.A2]"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]"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]"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]"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6]"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7]"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8]"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9]"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0]"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1]"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2]"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3]"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4]"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5]"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6]"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7]"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8]"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9]"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0]"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1]"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2]"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3]"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4]"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5]"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6]"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7]"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8]"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9]"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0]"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1]"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2]"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3]"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4]"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table:formula="of:=[$'Fuente-Dashboard-v2'.A35]"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6]"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7]"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8]"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9]"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string" office:string-value="" calcext:value-type="error">
            <text:p>#¡VALOR!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string" office:string-value="" calcext:value-type="error">
            <text:p>#¡VALOR!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string" office:string-value="" calcext:value-type="error">
            <text:p>#¡VALOR!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string" office:string-value="" calcext:value-type="error">
            <text:p>#¡VALOR!</text:p>
          </table:table-cell>
          <table:table-cell table:formula="of:=[.B39]=[$'Fuente-Dashboard-v2'.B39]" office:value-type="string" office:string-value="" calcext:value-type="error">
            <text:p>#¡VALOR!</text:p>
          </table:table-cell>
          <table:table-cell table:formula="of:=[.C39]=[$'Fuente-Dashboard-v2'.C39]" office:value-type="string" office:string-value="" calcext:value-type="error">
            <text:p>#¡VALOR!</text:p>
          </table:table-cell>
          <table:table-cell table:formula="of:=[.D39]=[$'Fuente-Dashboard-v2'.D39]" office:value-type="string" office:string-value="" calcext:value-type="error">
            <text:p>#¡VALOR!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string" office:string-value="" calcext:value-type="error">
            <text:p>#¡VALOR!</text:p>
          </table:table-cell>
          <table:table-cell office:value-type="string" calcext:value-type="string">
            <text:p>Faltan datos que nunca publicaron</text:p>
          </table:table-cell>
        </table:table-row>
        <table:table-row table:style-name="ro1">
          <table:table-cell table:formula="of:=[$'Fuente-Dashboard-v2'.A40]"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1]"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2]" office:value-type="date" office:date-value="2020-04-15" calcext:value-type="date">
            <text:p>15/04/20</text:p>
          </table:table-cell>
          <table:table-cell table:formula="of:=[$'Fuente-Dashboard-Departamentos-v2'.B42]+[$'Fuente-Dashboard-Departamentos-v2'.G42]+[$'Fuente-Dashboard-Departamentos-v2'.L42]+[$'Fuente-Dashboard-Departamentos-v2'.Q42]+[$'Fuente-Dashboard-Departamentos-v2'.V42]+[$'Fuente-Dashboard-Departamentos-v2'.AA42]+[$'Fuente-Dashboard-Departamentos-v2'.AF42]+[$'Fuente-Dashboard-Departamentos-v2'.AK42]+[$'Fuente-Dashboard-Departamentos-v2'.AP42]+[$'Fuente-Dashboard-Departamentos-v2'.AU42]+[$'Fuente-Dashboard-Departamentos-v2'.AZ42]+[$'Fuente-Dashboard-Departamentos-v2'.BE42]+[$'Fuente-Dashboard-Departamentos-v2'.BJ42]+[$'Fuente-Dashboard-Departamentos-v2'.BO42]+[$'Fuente-Dashboard-Departamentos-v2'.BT42]+[$'Fuente-Dashboard-Departamentos-v2'.BY42]+[$'Fuente-Dashboard-Departamentos-v2'.CD42]+[$'Fuente-Dashboard-Departamentos-v2'.CI42]+[$'Fuente-Dashboard-Departamentos-v2'.CN42]+[$'Fuente-Dashboard-Departamentos-v2'.CS42]+[$'Fuente-Dashboard-Departamentos-v2'.CX42]+[$'Fuente-Dashboard-Departamentos-v2'.DC42]+[$'Fuente-Dashboard-Departamentos-v2'.DH42]+[$'Fuente-Dashboard-Departamentos-v2'.DM42]+[$'Fuente-Dashboard-Departamentos-v2'.DR42]" office:value-type="float" office:value="7266" calcext:value-type="float">
            <text:p>7266</text:p>
          </table:table-cell>
          <table:table-cell table:formula="of:=[$'Fuente-Dashboard-Departamentos-v2'.C42]+[$'Fuente-Dashboard-Departamentos-v2'.H42]+[$'Fuente-Dashboard-Departamentos-v2'.M42]+[$'Fuente-Dashboard-Departamentos-v2'.R42]+[$'Fuente-Dashboard-Departamentos-v2'.W42]+[$'Fuente-Dashboard-Departamentos-v2'.AB42]+[$'Fuente-Dashboard-Departamentos-v2'.AG42]+[$'Fuente-Dashboard-Departamentos-v2'.AL42]+[$'Fuente-Dashboard-Departamentos-v2'.AQ42]+[$'Fuente-Dashboard-Departamentos-v2'.AV42]+[$'Fuente-Dashboard-Departamentos-v2'.BA42]+[$'Fuente-Dashboard-Departamentos-v2'.BF42]+[$'Fuente-Dashboard-Departamentos-v2'.BK42]+[$'Fuente-Dashboard-Departamentos-v2'.BP42]+[$'Fuente-Dashboard-Departamentos-v2'.BU42]+[$'Fuente-Dashboard-Departamentos-v2'.BZ42]+[$'Fuente-Dashboard-Departamentos-v2'.CE42]+[$'Fuente-Dashboard-Departamentos-v2'.CJ42]+[$'Fuente-Dashboard-Departamentos-v2'.CO42]+[$'Fuente-Dashboard-Departamentos-v2'.CT42]+[$'Fuente-Dashboard-Departamentos-v2'.CY42]+[$'Fuente-Dashboard-Departamentos-v2'.DD42]+[$'Fuente-Dashboard-Departamentos-v2'.DI42]+[$'Fuente-Dashboard-Departamentos-v2'.DN42]+[$'Fuente-Dashboard-Departamentos-v2'.DS42]" office:value-type="float" office:value="5225" calcext:value-type="float">
            <text:p>5225</text:p>
          </table:table-cell>
          <table:table-cell table:formula="of:=[$'Fuente-Dashboard-Departamentos-v2'.D42]+[$'Fuente-Dashboard-Departamentos-v2'.I42]+[$'Fuente-Dashboard-Departamentos-v2'.N42]+[$'Fuente-Dashboard-Departamentos-v2'.S42]+[$'Fuente-Dashboard-Departamentos-v2'.X42]+[$'Fuente-Dashboard-Departamentos-v2'.AC42]+[$'Fuente-Dashboard-Departamentos-v2'.AH42]+[$'Fuente-Dashboard-Departamentos-v2'.AM42]+[$'Fuente-Dashboard-Departamentos-v2'.AR42]+[$'Fuente-Dashboard-Departamentos-v2'.AW42]+[$'Fuente-Dashboard-Departamentos-v2'.BB42]+[$'Fuente-Dashboard-Departamentos-v2'.BG42]+[$'Fuente-Dashboard-Departamentos-v2'.BL42]+[$'Fuente-Dashboard-Departamentos-v2'.BQ42]+[$'Fuente-Dashboard-Departamentos-v2'.BV42]+[$'Fuente-Dashboard-Departamentos-v2'.CA42]+[$'Fuente-Dashboard-Departamentos-v2'.CF42]+[$'Fuente-Dashboard-Departamentos-v2'.CK42]+[$'Fuente-Dashboard-Departamentos-v2'.CP42]+[$'Fuente-Dashboard-Departamentos-v2'.CU42]+[$'Fuente-Dashboard-Departamentos-v2'.CZ42]+[$'Fuente-Dashboard-Departamentos-v2'.DE42]+[$'Fuente-Dashboard-Departamentos-v2'.DJ42]+[$'Fuente-Dashboard-Departamentos-v2'.DO42]+[$'Fuente-Dashboard-Departamentos-v2'.DT42]" office:value-type="float" office:value="0" calcext:value-type="float">
            <text:p>0</text:p>
          </table:table-cell>
          <table:table-cell table:formula="of:=[$'Fuente-Dashboard-Departamentos-v2'.E42]+[$'Fuente-Dashboard-Departamentos-v2'.J42]+[$'Fuente-Dashboard-Departamentos-v2'.O42]+[$'Fuente-Dashboard-Departamentos-v2'.T42]+[$'Fuente-Dashboard-Departamentos-v2'.Y42]+[$'Fuente-Dashboard-Departamentos-v2'.AD42]+[$'Fuente-Dashboard-Departamentos-v2'.AI42]+[$'Fuente-Dashboard-Departamentos-v2'.AN42]+[$'Fuente-Dashboard-Departamentos-v2'.AS42]+[$'Fuente-Dashboard-Departamentos-v2'.AX42]+[$'Fuente-Dashboard-Departamentos-v2'.BC42]+[$'Fuente-Dashboard-Departamentos-v2'.BH42]+[$'Fuente-Dashboard-Departamentos-v2'.BM42]+[$'Fuente-Dashboard-Departamentos-v2'.BR42]+[$'Fuente-Dashboard-Departamentos-v2'.BW42]+[$'Fuente-Dashboard-Departamentos-v2'.CB42]+[$'Fuente-Dashboard-Departamentos-v2'.CG42]+[$'Fuente-Dashboard-Departamentos-v2'.CL42]+[$'Fuente-Dashboard-Departamentos-v2'.CQ42]+[$'Fuente-Dashboard-Departamentos-v2'.CV42]+[$'Fuente-Dashboard-Departamentos-v2'.DA42]+[$'Fuente-Dashboard-Departamentos-v2'.DF42]+[$'Fuente-Dashboard-Departamentos-v2'.DK42]+[$'Fuente-Dashboard-Departamentos-v2'.DP42]+[$'Fuente-Dashboard-Departamentos-v2'.DU42]" office:value-type="float" office:value="12491" calcext:value-type="float">
            <text:p>12491</text:p>
          </table:table-cell>
          <table:table-cell table:formula="of:=[$'Fuente-Dashboard-Departamentos-v2'.F42]+[$'Fuente-Dashboard-Departamentos-v2'.K42]+[$'Fuente-Dashboard-Departamentos-v2'.P42]+[$'Fuente-Dashboard-Departamentos-v2'.U42]+[$'Fuente-Dashboard-Departamentos-v2'.Z42]+[$'Fuente-Dashboard-Departamentos-v2'.AE42]+[$'Fuente-Dashboard-Departamentos-v2'.AJ42]+[$'Fuente-Dashboard-Departamentos-v2'.AO42]+[$'Fuente-Dashboard-Departamentos-v2'.AT42]+[$'Fuente-Dashboard-Departamentos-v2'.AY42]+[$'Fuente-Dashboard-Departamentos-v2'.BD42]+[$'Fuente-Dashboard-Departamentos-v2'.BI42]+[$'Fuente-Dashboard-Departamentos-v2'.BN42]+[$'Fuente-Dashboard-Departamentos-v2'.BS42]+[$'Fuente-Dashboard-Departamentos-v2'.BX42]+[$'Fuente-Dashboard-Departamentos-v2'.CC42]+[$'Fuente-Dashboard-Departamentos-v2'.CH42]+[$'Fuente-Dashboard-Departamentos-v2'.CM42]+[$'Fuente-Dashboard-Departamentos-v2'.CR42]+[$'Fuente-Dashboard-Departamentos-v2'.CW42]+[$'Fuente-Dashboard-Departamentos-v2'.DB42]+[$'Fuente-Dashboard-Departamentos-v2'.DG42]+[$'Fuente-Dashboard-Departamentos-v2'.DL42]+[$'Fuente-Dashboard-Departamentos-v2'.DQ42]+[$'Fuente-Dashboard-Departamentos-v2'.DV42]" office:value-type="float" office:value="274" calcext:value-type="float">
            <text:p>274</text:p>
          </table:table-cell>
          <table:table-cell table:formula="of:=[.B42]=[$'Fuente-Dashboard-v2'.B42]" office:value-type="boolean" office:boolean-value="true" calcext:value-type="boolean">
            <text:p>VERDADERO</text:p>
          </table:table-cell>
          <table:table-cell table:formula="of:=[.C42]=[$'Fuente-Dashboard-v2'.C42]" office:value-type="boolean" office:boolean-value="true" calcext:value-type="boolean">
            <text:p>VERDADERO</text:p>
          </table:table-cell>
          <table:table-cell table:formula="of:=[.D42]=[$'Fuente-Dashboard-v2'.D42]" office:value-type="boolean" office:boolean-value="true" calcext:value-type="boolean">
            <text:p>VERDADERO</text:p>
          </table:table-cell>
          <table:table-cell table:formula="of:=[.E42]=[$'Fuente-Dashboard-v2'.E42]" office:value-type="boolean" office:boolean-value="true" calcext:value-type="boolean">
            <text:p>VERDADERO</text:p>
          </table:table-cell>
          <table:table-cell table:formula="of:=[.F42]=[$'Fuente-Dashboard-v2'.F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3]" office:value-type="date" office:date-value="2020-04-16" calcext:value-type="date">
            <text:p>16/04/20</text:p>
          </table:table-cell>
          <table:table-cell table:formula="of:=[$'Fuente-Dashboard-Departamentos-v2'.B43]+[$'Fuente-Dashboard-Departamentos-v2'.G43]+[$'Fuente-Dashboard-Departamentos-v2'.L43]+[$'Fuente-Dashboard-Departamentos-v2'.Q43]+[$'Fuente-Dashboard-Departamentos-v2'.V43]+[$'Fuente-Dashboard-Departamentos-v2'.AA43]+[$'Fuente-Dashboard-Departamentos-v2'.AF43]+[$'Fuente-Dashboard-Departamentos-v2'.AK43]+[$'Fuente-Dashboard-Departamentos-v2'.AP43]+[$'Fuente-Dashboard-Departamentos-v2'.AU43]+[$'Fuente-Dashboard-Departamentos-v2'.AZ43]+[$'Fuente-Dashboard-Departamentos-v2'.BE43]+[$'Fuente-Dashboard-Departamentos-v2'.BJ43]+[$'Fuente-Dashboard-Departamentos-v2'.BO43]+[$'Fuente-Dashboard-Departamentos-v2'.BT43]+[$'Fuente-Dashboard-Departamentos-v2'.BY43]+[$'Fuente-Dashboard-Departamentos-v2'.CD43]+[$'Fuente-Dashboard-Departamentos-v2'.CI43]+[$'Fuente-Dashboard-Departamentos-v2'.CN43]+[$'Fuente-Dashboard-Departamentos-v2'.CS43]+[$'Fuente-Dashboard-Departamentos-v2'.CX43]+[$'Fuente-Dashboard-Departamentos-v2'.DC43]+[$'Fuente-Dashboard-Departamentos-v2'.DH43]+[$'Fuente-Dashboard-Departamentos-v2'.DM43]+[$'Fuente-Dashboard-Departamentos-v2'.DR43]" office:value-type="float" office:value="7703" calcext:value-type="float">
            <text:p>7703</text:p>
          </table:table-cell>
          <table:table-cell table:formula="of:=[$'Fuente-Dashboard-Departamentos-v2'.C43]+[$'Fuente-Dashboard-Departamentos-v2'.H43]+[$'Fuente-Dashboard-Departamentos-v2'.M43]+[$'Fuente-Dashboard-Departamentos-v2'.R43]+[$'Fuente-Dashboard-Departamentos-v2'.W43]+[$'Fuente-Dashboard-Departamentos-v2'.AB43]+[$'Fuente-Dashboard-Departamentos-v2'.AG43]+[$'Fuente-Dashboard-Departamentos-v2'.AL43]+[$'Fuente-Dashboard-Departamentos-v2'.AQ43]+[$'Fuente-Dashboard-Departamentos-v2'.AV43]+[$'Fuente-Dashboard-Departamentos-v2'.BA43]+[$'Fuente-Dashboard-Departamentos-v2'.BF43]+[$'Fuente-Dashboard-Departamentos-v2'.BK43]+[$'Fuente-Dashboard-Departamentos-v2'.BP43]+[$'Fuente-Dashboard-Departamentos-v2'.BU43]+[$'Fuente-Dashboard-Departamentos-v2'.BZ43]+[$'Fuente-Dashboard-Departamentos-v2'.CE43]+[$'Fuente-Dashboard-Departamentos-v2'.CJ43]+[$'Fuente-Dashboard-Departamentos-v2'.CO43]+[$'Fuente-Dashboard-Departamentos-v2'.CT43]+[$'Fuente-Dashboard-Departamentos-v2'.CY43]+[$'Fuente-Dashboard-Departamentos-v2'.DD43]+[$'Fuente-Dashboard-Departamentos-v2'.DI43]+[$'Fuente-Dashboard-Departamentos-v2'.DN43]+[$'Fuente-Dashboard-Departamentos-v2'.DS43]" office:value-type="float" office:value="5786" calcext:value-type="float">
            <text:p>5786</text:p>
          </table:table-cell>
          <table:table-cell table:formula="of:=[$'Fuente-Dashboard-Departamentos-v2'.D43]+[$'Fuente-Dashboard-Departamentos-v2'.I43]+[$'Fuente-Dashboard-Departamentos-v2'.N43]+[$'Fuente-Dashboard-Departamentos-v2'.S43]+[$'Fuente-Dashboard-Departamentos-v2'.X43]+[$'Fuente-Dashboard-Departamentos-v2'.AC43]+[$'Fuente-Dashboard-Departamentos-v2'.AH43]+[$'Fuente-Dashboard-Departamentos-v2'.AM43]+[$'Fuente-Dashboard-Departamentos-v2'.AR43]+[$'Fuente-Dashboard-Departamentos-v2'.AW43]+[$'Fuente-Dashboard-Departamentos-v2'.BB43]+[$'Fuente-Dashboard-Departamentos-v2'.BG43]+[$'Fuente-Dashboard-Departamentos-v2'.BL43]+[$'Fuente-Dashboard-Departamentos-v2'.BQ43]+[$'Fuente-Dashboard-Departamentos-v2'.BV43]+[$'Fuente-Dashboard-Departamentos-v2'.CA43]+[$'Fuente-Dashboard-Departamentos-v2'.CF43]+[$'Fuente-Dashboard-Departamentos-v2'.CK43]+[$'Fuente-Dashboard-Departamentos-v2'.CP43]+[$'Fuente-Dashboard-Departamentos-v2'.CU43]+[$'Fuente-Dashboard-Departamentos-v2'.CZ43]+[$'Fuente-Dashboard-Departamentos-v2'.DE43]+[$'Fuente-Dashboard-Departamentos-v2'.DJ43]+[$'Fuente-Dashboard-Departamentos-v2'.DO43]+[$'Fuente-Dashboard-Departamentos-v2'.DT43]" office:value-type="float" office:value="0" calcext:value-type="float">
            <text:p>0</text:p>
          </table:table-cell>
          <table:table-cell table:formula="of:=[$'Fuente-Dashboard-Departamentos-v2'.E43]+[$'Fuente-Dashboard-Departamentos-v2'.J43]+[$'Fuente-Dashboard-Departamentos-v2'.O43]+[$'Fuente-Dashboard-Departamentos-v2'.T43]+[$'Fuente-Dashboard-Departamentos-v2'.Y43]+[$'Fuente-Dashboard-Departamentos-v2'.AD43]+[$'Fuente-Dashboard-Departamentos-v2'.AI43]+[$'Fuente-Dashboard-Departamentos-v2'.AN43]+[$'Fuente-Dashboard-Departamentos-v2'.AS43]+[$'Fuente-Dashboard-Departamentos-v2'.AX43]+[$'Fuente-Dashboard-Departamentos-v2'.BC43]+[$'Fuente-Dashboard-Departamentos-v2'.BH43]+[$'Fuente-Dashboard-Departamentos-v2'.BM43]+[$'Fuente-Dashboard-Departamentos-v2'.BR43]+[$'Fuente-Dashboard-Departamentos-v2'.BW43]+[$'Fuente-Dashboard-Departamentos-v2'.CB43]+[$'Fuente-Dashboard-Departamentos-v2'.CG43]+[$'Fuente-Dashboard-Departamentos-v2'.CL43]+[$'Fuente-Dashboard-Departamentos-v2'.CQ43]+[$'Fuente-Dashboard-Departamentos-v2'.CV43]+[$'Fuente-Dashboard-Departamentos-v2'.DA43]+[$'Fuente-Dashboard-Departamentos-v2'.DF43]+[$'Fuente-Dashboard-Departamentos-v2'.DK43]+[$'Fuente-Dashboard-Departamentos-v2'.DP43]+[$'Fuente-Dashboard-Departamentos-v2'.DU43]" office:value-type="float" office:value="13489" calcext:value-type="float">
            <text:p>13489</text:p>
          </table:table-cell>
          <table:table-cell table:formula="of:=[$'Fuente-Dashboard-Departamentos-v2'.F43]+[$'Fuente-Dashboard-Departamentos-v2'.K43]+[$'Fuente-Dashboard-Departamentos-v2'.P43]+[$'Fuente-Dashboard-Departamentos-v2'.U43]+[$'Fuente-Dashboard-Departamentos-v2'.Z43]+[$'Fuente-Dashboard-Departamentos-v2'.AE43]+[$'Fuente-Dashboard-Departamentos-v2'.AJ43]+[$'Fuente-Dashboard-Departamentos-v2'.AO43]+[$'Fuente-Dashboard-Departamentos-v2'.AT43]+[$'Fuente-Dashboard-Departamentos-v2'.AY43]+[$'Fuente-Dashboard-Departamentos-v2'.BD43]+[$'Fuente-Dashboard-Departamentos-v2'.BI43]+[$'Fuente-Dashboard-Departamentos-v2'.BN43]+[$'Fuente-Dashboard-Departamentos-v2'.BS43]+[$'Fuente-Dashboard-Departamentos-v2'.BX43]+[$'Fuente-Dashboard-Departamentos-v2'.CC43]+[$'Fuente-Dashboard-Departamentos-v2'.CH43]+[$'Fuente-Dashboard-Departamentos-v2'.CM43]+[$'Fuente-Dashboard-Departamentos-v2'.CR43]+[$'Fuente-Dashboard-Departamentos-v2'.CW43]+[$'Fuente-Dashboard-Departamentos-v2'.DB43]+[$'Fuente-Dashboard-Departamentos-v2'.DG43]+[$'Fuente-Dashboard-Departamentos-v2'.DL43]+[$'Fuente-Dashboard-Departamentos-v2'.DQ43]+[$'Fuente-Dashboard-Departamentos-v2'.DV43]" office:value-type="float" office:value="300" calcext:value-type="float">
            <text:p>300</text:p>
          </table:table-cell>
          <table:table-cell table:formula="of:=[.B43]=[$'Fuente-Dashboard-v2'.B43]" office:value-type="boolean" office:boolean-value="true" calcext:value-type="boolean">
            <text:p>VERDADERO</text:p>
          </table:table-cell>
          <table:table-cell table:formula="of:=[.C43]=[$'Fuente-Dashboard-v2'.C43]" office:value-type="boolean" office:boolean-value="true" calcext:value-type="boolean">
            <text:p>VERDADERO</text:p>
          </table:table-cell>
          <table:table-cell table:formula="of:=[.D43]=[$'Fuente-Dashboard-v2'.D43]" office:value-type="boolean" office:boolean-value="true" calcext:value-type="boolean">
            <text:p>VERDADERO</text:p>
          </table:table-cell>
          <table:table-cell table:formula="of:=[.E43]=[$'Fuente-Dashboard-v2'.E43]" office:value-type="boolean" office:boolean-value="true" calcext:value-type="boolean">
            <text:p>VERDADERO</text:p>
          </table:table-cell>
          <table:table-cell table:formula="of:=[.F43]=[$'Fuente-Dashboard-v2'.F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4]" office:value-type="date" office:date-value="2020-04-17" calcext:value-type="date">
            <text:p>17/04/20</text:p>
          </table:table-cell>
          <table:table-cell table:formula="of:=[$'Fuente-Dashboard-Departamentos-v2'.B44]+[$'Fuente-Dashboard-Departamentos-v2'.G44]+[$'Fuente-Dashboard-Departamentos-v2'.L44]+[$'Fuente-Dashboard-Departamentos-v2'.Q44]+[$'Fuente-Dashboard-Departamentos-v2'.V44]+[$'Fuente-Dashboard-Departamentos-v2'.AA44]+[$'Fuente-Dashboard-Departamentos-v2'.AF44]+[$'Fuente-Dashboard-Departamentos-v2'.AK44]+[$'Fuente-Dashboard-Departamentos-v2'.AP44]+[$'Fuente-Dashboard-Departamentos-v2'.AU44]+[$'Fuente-Dashboard-Departamentos-v2'.AZ44]+[$'Fuente-Dashboard-Departamentos-v2'.BE44]+[$'Fuente-Dashboard-Departamentos-v2'.BJ44]+[$'Fuente-Dashboard-Departamentos-v2'.BO44]+[$'Fuente-Dashboard-Departamentos-v2'.BT44]+[$'Fuente-Dashboard-Departamentos-v2'.BY44]+[$'Fuente-Dashboard-Departamentos-v2'.CD44]+[$'Fuente-Dashboard-Departamentos-v2'.CI44]+[$'Fuente-Dashboard-Departamentos-v2'.CN44]+[$'Fuente-Dashboard-Departamentos-v2'.CS44]+[$'Fuente-Dashboard-Departamentos-v2'.CX44]+[$'Fuente-Dashboard-Departamentos-v2'.DC44]+[$'Fuente-Dashboard-Departamentos-v2'.DH44]+[$'Fuente-Dashboard-Departamentos-v2'.DM44]+[$'Fuente-Dashboard-Departamentos-v2'.DR44]" office:value-type="float" office:value="7983" calcext:value-type="float">
            <text:p>7983</text:p>
          </table:table-cell>
          <table:table-cell table:formula="of:=[$'Fuente-Dashboard-Departamentos-v2'.C44]+[$'Fuente-Dashboard-Departamentos-v2'.H44]+[$'Fuente-Dashboard-Departamentos-v2'.M44]+[$'Fuente-Dashboard-Departamentos-v2'.R44]+[$'Fuente-Dashboard-Departamentos-v2'.W44]+[$'Fuente-Dashboard-Departamentos-v2'.AB44]+[$'Fuente-Dashboard-Departamentos-v2'.AG44]+[$'Fuente-Dashboard-Departamentos-v2'.AL44]+[$'Fuente-Dashboard-Departamentos-v2'.AQ44]+[$'Fuente-Dashboard-Departamentos-v2'.AV44]+[$'Fuente-Dashboard-Departamentos-v2'.BA44]+[$'Fuente-Dashboard-Departamentos-v2'.BF44]+[$'Fuente-Dashboard-Departamentos-v2'.BK44]+[$'Fuente-Dashboard-Departamentos-v2'.BP44]+[$'Fuente-Dashboard-Departamentos-v2'.BU44]+[$'Fuente-Dashboard-Departamentos-v2'.BZ44]+[$'Fuente-Dashboard-Departamentos-v2'.CE44]+[$'Fuente-Dashboard-Departamentos-v2'.CJ44]+[$'Fuente-Dashboard-Departamentos-v2'.CO44]+[$'Fuente-Dashboard-Departamentos-v2'.CT44]+[$'Fuente-Dashboard-Departamentos-v2'.CY44]+[$'Fuente-Dashboard-Departamentos-v2'.DD44]+[$'Fuente-Dashboard-Departamentos-v2'.DI44]+[$'Fuente-Dashboard-Departamentos-v2'.DN44]+[$'Fuente-Dashboard-Departamentos-v2'.DS44]" office:value-type="float" office:value="6437" calcext:value-type="float">
            <text:p>6437</text:p>
          </table:table-cell>
          <table:table-cell table:formula="of:=[$'Fuente-Dashboard-Departamentos-v2'.D44]+[$'Fuente-Dashboard-Departamentos-v2'.I44]+[$'Fuente-Dashboard-Departamentos-v2'.N44]+[$'Fuente-Dashboard-Departamentos-v2'.S44]+[$'Fuente-Dashboard-Departamentos-v2'.X44]+[$'Fuente-Dashboard-Departamentos-v2'.AC44]+[$'Fuente-Dashboard-Departamentos-v2'.AH44]+[$'Fuente-Dashboard-Departamentos-v2'.AM44]+[$'Fuente-Dashboard-Departamentos-v2'.AR44]+[$'Fuente-Dashboard-Departamentos-v2'.AW44]+[$'Fuente-Dashboard-Departamentos-v2'.BB44]+[$'Fuente-Dashboard-Departamentos-v2'.BG44]+[$'Fuente-Dashboard-Departamentos-v2'.BL44]+[$'Fuente-Dashboard-Departamentos-v2'.BQ44]+[$'Fuente-Dashboard-Departamentos-v2'.BV44]+[$'Fuente-Dashboard-Departamentos-v2'.CA44]+[$'Fuente-Dashboard-Departamentos-v2'.CF44]+[$'Fuente-Dashboard-Departamentos-v2'.CK44]+[$'Fuente-Dashboard-Departamentos-v2'.CP44]+[$'Fuente-Dashboard-Departamentos-v2'.CU44]+[$'Fuente-Dashboard-Departamentos-v2'.CZ44]+[$'Fuente-Dashboard-Departamentos-v2'.DE44]+[$'Fuente-Dashboard-Departamentos-v2'.DJ44]+[$'Fuente-Dashboard-Departamentos-v2'.DO44]+[$'Fuente-Dashboard-Departamentos-v2'.DT44]" office:value-type="float" office:value="0" calcext:value-type="float">
            <text:p>0</text:p>
          </table:table-cell>
          <table:table-cell table:formula="of:=[$'Fuente-Dashboard-Departamentos-v2'.E44]+[$'Fuente-Dashboard-Departamentos-v2'.J44]+[$'Fuente-Dashboard-Departamentos-v2'.O44]+[$'Fuente-Dashboard-Departamentos-v2'.T44]+[$'Fuente-Dashboard-Departamentos-v2'.Y44]+[$'Fuente-Dashboard-Departamentos-v2'.AD44]+[$'Fuente-Dashboard-Departamentos-v2'.AI44]+[$'Fuente-Dashboard-Departamentos-v2'.AN44]+[$'Fuente-Dashboard-Departamentos-v2'.AS44]+[$'Fuente-Dashboard-Departamentos-v2'.AX44]+[$'Fuente-Dashboard-Departamentos-v2'.BC44]+[$'Fuente-Dashboard-Departamentos-v2'.BH44]+[$'Fuente-Dashboard-Departamentos-v2'.BM44]+[$'Fuente-Dashboard-Departamentos-v2'.BR44]+[$'Fuente-Dashboard-Departamentos-v2'.BW44]+[$'Fuente-Dashboard-Departamentos-v2'.CB44]+[$'Fuente-Dashboard-Departamentos-v2'.CG44]+[$'Fuente-Dashboard-Departamentos-v2'.CL44]+[$'Fuente-Dashboard-Departamentos-v2'.CQ44]+[$'Fuente-Dashboard-Departamentos-v2'.CV44]+[$'Fuente-Dashboard-Departamentos-v2'.DA44]+[$'Fuente-Dashboard-Departamentos-v2'.DF44]+[$'Fuente-Dashboard-Departamentos-v2'.DK44]+[$'Fuente-Dashboard-Departamentos-v2'.DP44]+[$'Fuente-Dashboard-Departamentos-v2'.DU44]" office:value-type="float" office:value="14420" calcext:value-type="float">
            <text:p>14420</text:p>
          </table:table-cell>
          <table:table-cell table:formula="of:=[$'Fuente-Dashboard-Departamentos-v2'.F44]+[$'Fuente-Dashboard-Departamentos-v2'.K44]+[$'Fuente-Dashboard-Departamentos-v2'.P44]+[$'Fuente-Dashboard-Departamentos-v2'.U44]+[$'Fuente-Dashboard-Departamentos-v2'.Z44]+[$'Fuente-Dashboard-Departamentos-v2'.AE44]+[$'Fuente-Dashboard-Departamentos-v2'.AJ44]+[$'Fuente-Dashboard-Departamentos-v2'.AO44]+[$'Fuente-Dashboard-Departamentos-v2'.AT44]+[$'Fuente-Dashboard-Departamentos-v2'.AY44]+[$'Fuente-Dashboard-Departamentos-v2'.BD44]+[$'Fuente-Dashboard-Departamentos-v2'.BI44]+[$'Fuente-Dashboard-Departamentos-v2'.BN44]+[$'Fuente-Dashboard-Departamentos-v2'.BS44]+[$'Fuente-Dashboard-Departamentos-v2'.BX44]+[$'Fuente-Dashboard-Departamentos-v2'.CC44]+[$'Fuente-Dashboard-Departamentos-v2'.CH44]+[$'Fuente-Dashboard-Departamentos-v2'.CM44]+[$'Fuente-Dashboard-Departamentos-v2'.CR44]+[$'Fuente-Dashboard-Departamentos-v2'.CW44]+[$'Fuente-Dashboard-Departamentos-v2'.DB44]+[$'Fuente-Dashboard-Departamentos-v2'.DG44]+[$'Fuente-Dashboard-Departamentos-v2'.DL44]+[$'Fuente-Dashboard-Departamentos-v2'.DQ44]+[$'Fuente-Dashboard-Departamentos-v2'.DV44]" office:value-type="float" office:value="348" calcext:value-type="float">
            <text:p>348</text:p>
          </table:table-cell>
          <table:table-cell table:formula="of:=[.B44]=[$'Fuente-Dashboard-v2'.B44]" office:value-type="boolean" office:boolean-value="true" calcext:value-type="boolean">
            <text:p>VERDADERO</text:p>
          </table:table-cell>
          <table:table-cell table:formula="of:=[.C44]=[$'Fuente-Dashboard-v2'.C44]" office:value-type="boolean" office:boolean-value="true" calcext:value-type="boolean">
            <text:p>VERDADERO</text:p>
          </table:table-cell>
          <table:table-cell table:formula="of:=[.D44]=[$'Fuente-Dashboard-v2'.D44]" office:value-type="boolean" office:boolean-value="true" calcext:value-type="boolean">
            <text:p>VERDADERO</text:p>
          </table:table-cell>
          <table:table-cell table:formula="of:=[.E44]=[$'Fuente-Dashboard-v2'.E44]" office:value-type="boolean" office:boolean-value="true" calcext:value-type="boolean">
            <text:p>VERDADERO</text:p>
          </table:table-cell>
          <table:table-cell table:formula="of:=[.F44]=[$'Fuente-Dashboard-v2'.F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5]" office:value-type="date" office:date-value="2020-04-18" calcext:value-type="date">
            <text:p>18/04/20</text:p>
          </table:table-cell>
          <table:table-cell table:formula="of:=[$'Fuente-Dashboard-Departamentos-v2'.B45]+[$'Fuente-Dashboard-Departamentos-v2'.G45]+[$'Fuente-Dashboard-Departamentos-v2'.L45]+[$'Fuente-Dashboard-Departamentos-v2'.Q45]+[$'Fuente-Dashboard-Departamentos-v2'.V45]+[$'Fuente-Dashboard-Departamentos-v2'.AA45]+[$'Fuente-Dashboard-Departamentos-v2'.AF45]+[$'Fuente-Dashboard-Departamentos-v2'.AK45]+[$'Fuente-Dashboard-Departamentos-v2'.AP45]+[$'Fuente-Dashboard-Departamentos-v2'.AU45]+[$'Fuente-Dashboard-Departamentos-v2'.AZ45]+[$'Fuente-Dashboard-Departamentos-v2'.BE45]+[$'Fuente-Dashboard-Departamentos-v2'.BJ45]+[$'Fuente-Dashboard-Departamentos-v2'.BO45]+[$'Fuente-Dashboard-Departamentos-v2'.BT45]+[$'Fuente-Dashboard-Departamentos-v2'.BY45]+[$'Fuente-Dashboard-Departamentos-v2'.CD45]+[$'Fuente-Dashboard-Departamentos-v2'.CI45]+[$'Fuente-Dashboard-Departamentos-v2'.CN45]+[$'Fuente-Dashboard-Departamentos-v2'.CS45]+[$'Fuente-Dashboard-Departamentos-v2'.CX45]+[$'Fuente-Dashboard-Departamentos-v2'.DC45]+[$'Fuente-Dashboard-Departamentos-v2'.DH45]+[$'Fuente-Dashboard-Departamentos-v2'.DM45]+[$'Fuente-Dashboard-Departamentos-v2'.DR45]" office:value-type="float" office:value="8363" calcext:value-type="float">
            <text:p>8363</text:p>
          </table:table-cell>
          <table:table-cell table:formula="of:=[$'Fuente-Dashboard-Departamentos-v2'.C45]+[$'Fuente-Dashboard-Departamentos-v2'.H45]+[$'Fuente-Dashboard-Departamentos-v2'.M45]+[$'Fuente-Dashboard-Departamentos-v2'.R45]+[$'Fuente-Dashboard-Departamentos-v2'.W45]+[$'Fuente-Dashboard-Departamentos-v2'.AB45]+[$'Fuente-Dashboard-Departamentos-v2'.AG45]+[$'Fuente-Dashboard-Departamentos-v2'.AL45]+[$'Fuente-Dashboard-Departamentos-v2'.AQ45]+[$'Fuente-Dashboard-Departamentos-v2'.AV45]+[$'Fuente-Dashboard-Departamentos-v2'.BA45]+[$'Fuente-Dashboard-Departamentos-v2'.BF45]+[$'Fuente-Dashboard-Departamentos-v2'.BK45]+[$'Fuente-Dashboard-Departamentos-v2'.BP45]+[$'Fuente-Dashboard-Departamentos-v2'.BU45]+[$'Fuente-Dashboard-Departamentos-v2'.BZ45]+[$'Fuente-Dashboard-Departamentos-v2'.CE45]+[$'Fuente-Dashboard-Departamentos-v2'.CJ45]+[$'Fuente-Dashboard-Departamentos-v2'.CO45]+[$'Fuente-Dashboard-Departamentos-v2'.CT45]+[$'Fuente-Dashboard-Departamentos-v2'.CY45]+[$'Fuente-Dashboard-Departamentos-v2'.DD45]+[$'Fuente-Dashboard-Departamentos-v2'.DI45]+[$'Fuente-Dashboard-Departamentos-v2'.DN45]+[$'Fuente-Dashboard-Departamentos-v2'.DS45]" office:value-type="float" office:value="7265" calcext:value-type="float">
            <text:p>7265</text:p>
          </table:table-cell>
          <table:table-cell table:formula="of:=[$'Fuente-Dashboard-Departamentos-v2'.D45]+[$'Fuente-Dashboard-Departamentos-v2'.I45]+[$'Fuente-Dashboard-Departamentos-v2'.N45]+[$'Fuente-Dashboard-Departamentos-v2'.S45]+[$'Fuente-Dashboard-Departamentos-v2'.X45]+[$'Fuente-Dashboard-Departamentos-v2'.AC45]+[$'Fuente-Dashboard-Departamentos-v2'.AH45]+[$'Fuente-Dashboard-Departamentos-v2'.AM45]+[$'Fuente-Dashboard-Departamentos-v2'.AR45]+[$'Fuente-Dashboard-Departamentos-v2'.AW45]+[$'Fuente-Dashboard-Departamentos-v2'.BB45]+[$'Fuente-Dashboard-Departamentos-v2'.BG45]+[$'Fuente-Dashboard-Departamentos-v2'.BL45]+[$'Fuente-Dashboard-Departamentos-v2'.BQ45]+[$'Fuente-Dashboard-Departamentos-v2'.BV45]+[$'Fuente-Dashboard-Departamentos-v2'.CA45]+[$'Fuente-Dashboard-Departamentos-v2'.CF45]+[$'Fuente-Dashboard-Departamentos-v2'.CK45]+[$'Fuente-Dashboard-Departamentos-v2'.CP45]+[$'Fuente-Dashboard-Departamentos-v2'.CU45]+[$'Fuente-Dashboard-Departamentos-v2'.CZ45]+[$'Fuente-Dashboard-Departamentos-v2'.DE45]+[$'Fuente-Dashboard-Departamentos-v2'.DJ45]+[$'Fuente-Dashboard-Departamentos-v2'.DO45]+[$'Fuente-Dashboard-Departamentos-v2'.DT45]" office:value-type="float" office:value="0" calcext:value-type="float">
            <text:p>0</text:p>
          </table:table-cell>
          <table:table-cell table:formula="of:=[$'Fuente-Dashboard-Departamentos-v2'.E45]+[$'Fuente-Dashboard-Departamentos-v2'.J45]+[$'Fuente-Dashboard-Departamentos-v2'.O45]+[$'Fuente-Dashboard-Departamentos-v2'.T45]+[$'Fuente-Dashboard-Departamentos-v2'.Y45]+[$'Fuente-Dashboard-Departamentos-v2'.AD45]+[$'Fuente-Dashboard-Departamentos-v2'.AI45]+[$'Fuente-Dashboard-Departamentos-v2'.AN45]+[$'Fuente-Dashboard-Departamentos-v2'.AS45]+[$'Fuente-Dashboard-Departamentos-v2'.AX45]+[$'Fuente-Dashboard-Departamentos-v2'.BC45]+[$'Fuente-Dashboard-Departamentos-v2'.BH45]+[$'Fuente-Dashboard-Departamentos-v2'.BM45]+[$'Fuente-Dashboard-Departamentos-v2'.BR45]+[$'Fuente-Dashboard-Departamentos-v2'.BW45]+[$'Fuente-Dashboard-Departamentos-v2'.CB45]+[$'Fuente-Dashboard-Departamentos-v2'.CG45]+[$'Fuente-Dashboard-Departamentos-v2'.CL45]+[$'Fuente-Dashboard-Departamentos-v2'.CQ45]+[$'Fuente-Dashboard-Departamentos-v2'.CV45]+[$'Fuente-Dashboard-Departamentos-v2'.DA45]+[$'Fuente-Dashboard-Departamentos-v2'.DF45]+[$'Fuente-Dashboard-Departamentos-v2'.DK45]+[$'Fuente-Dashboard-Departamentos-v2'.DP45]+[$'Fuente-Dashboard-Departamentos-v2'.DU45]" office:value-type="float" office:value="15628" calcext:value-type="float">
            <text:p>15628</text:p>
          </table:table-cell>
          <table:table-cell table:formula="of:=[$'Fuente-Dashboard-Departamentos-v2'.F45]+[$'Fuente-Dashboard-Departamentos-v2'.K45]+[$'Fuente-Dashboard-Departamentos-v2'.P45]+[$'Fuente-Dashboard-Departamentos-v2'.U45]+[$'Fuente-Dashboard-Departamentos-v2'.Z45]+[$'Fuente-Dashboard-Departamentos-v2'.AE45]+[$'Fuente-Dashboard-Departamentos-v2'.AJ45]+[$'Fuente-Dashboard-Departamentos-v2'.AO45]+[$'Fuente-Dashboard-Departamentos-v2'.AT45]+[$'Fuente-Dashboard-Departamentos-v2'.AY45]+[$'Fuente-Dashboard-Departamentos-v2'.BD45]+[$'Fuente-Dashboard-Departamentos-v2'.BI45]+[$'Fuente-Dashboard-Departamentos-v2'.BN45]+[$'Fuente-Dashboard-Departamentos-v2'.BS45]+[$'Fuente-Dashboard-Departamentos-v2'.BX45]+[$'Fuente-Dashboard-Departamentos-v2'.CC45]+[$'Fuente-Dashboard-Departamentos-v2'.CH45]+[$'Fuente-Dashboard-Departamentos-v2'.CM45]+[$'Fuente-Dashboard-Departamentos-v2'.CR45]+[$'Fuente-Dashboard-Departamentos-v2'.CW45]+[$'Fuente-Dashboard-Departamentos-v2'.DB45]+[$'Fuente-Dashboard-Departamentos-v2'.DG45]+[$'Fuente-Dashboard-Departamentos-v2'.DL45]+[$'Fuente-Dashboard-Departamentos-v2'.DQ45]+[$'Fuente-Dashboard-Departamentos-v2'.DV45]" office:value-type="float" office:value="400" calcext:value-type="float">
            <text:p>400</text:p>
          </table:table-cell>
          <table:table-cell table:formula="of:=[.B45]=[$'Fuente-Dashboard-v2'.B45]" office:value-type="boolean" office:boolean-value="true" calcext:value-type="boolean">
            <text:p>VERDADERO</text:p>
          </table:table-cell>
          <table:table-cell table:formula="of:=[.C45]=[$'Fuente-Dashboard-v2'.C45]" office:value-type="boolean" office:boolean-value="true" calcext:value-type="boolean">
            <text:p>VERDADERO</text:p>
          </table:table-cell>
          <table:table-cell table:formula="of:=[.D45]=[$'Fuente-Dashboard-v2'.D45]" office:value-type="boolean" office:boolean-value="true" calcext:value-type="boolean">
            <text:p>VERDADERO</text:p>
          </table:table-cell>
          <table:table-cell table:formula="of:=[.E45]=[$'Fuente-Dashboard-v2'.E45]" office:value-type="boolean" office:boolean-value="true" calcext:value-type="boolean">
            <text:p>VERDADERO</text:p>
          </table:table-cell>
          <table:table-cell table:formula="of:=[.F45]=[$'Fuente-Dashboard-v2'.F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6]" office:value-type="date" office:date-value="2020-04-19" calcext:value-type="date">
            <text:p>19/04/20</text:p>
          </table:table-cell>
          <table:table-cell table:formula="of:=[$'Fuente-Dashboard-Departamentos-v2'.B46]+[$'Fuente-Dashboard-Departamentos-v2'.G46]+[$'Fuente-Dashboard-Departamentos-v2'.L46]+[$'Fuente-Dashboard-Departamentos-v2'.Q46]+[$'Fuente-Dashboard-Departamentos-v2'.V46]+[$'Fuente-Dashboard-Departamentos-v2'.AA46]+[$'Fuente-Dashboard-Departamentos-v2'.AF46]+[$'Fuente-Dashboard-Departamentos-v2'.AK46]+[$'Fuente-Dashboard-Departamentos-v2'.AP46]+[$'Fuente-Dashboard-Departamentos-v2'.AU46]+[$'Fuente-Dashboard-Departamentos-v2'.AZ46]+[$'Fuente-Dashboard-Departamentos-v2'.BE46]+[$'Fuente-Dashboard-Departamentos-v2'.BJ46]+[$'Fuente-Dashboard-Departamentos-v2'.BO46]+[$'Fuente-Dashboard-Departamentos-v2'.BT46]+[$'Fuente-Dashboard-Departamentos-v2'.BY46]+[$'Fuente-Dashboard-Departamentos-v2'.CD46]+[$'Fuente-Dashboard-Departamentos-v2'.CI46]+[$'Fuente-Dashboard-Departamentos-v2'.CN46]+[$'Fuente-Dashboard-Departamentos-v2'.CS46]+[$'Fuente-Dashboard-Departamentos-v2'.CX46]+[$'Fuente-Dashboard-Departamentos-v2'.DC46]+[$'Fuente-Dashboard-Departamentos-v2'.DH46]+[$'Fuente-Dashboard-Departamentos-v2'.DM46]+[$'Fuente-Dashboard-Departamentos-v2'.DR46]" office:value-type="float" office:value="8964" calcext:value-type="float">
            <text:p>8964</text:p>
          </table:table-cell>
          <table:table-cell table:formula="of:=[$'Fuente-Dashboard-Departamentos-v2'.C46]+[$'Fuente-Dashboard-Departamentos-v2'.H46]+[$'Fuente-Dashboard-Departamentos-v2'.M46]+[$'Fuente-Dashboard-Departamentos-v2'.R46]+[$'Fuente-Dashboard-Departamentos-v2'.W46]+[$'Fuente-Dashboard-Departamentos-v2'.AB46]+[$'Fuente-Dashboard-Departamentos-v2'.AG46]+[$'Fuente-Dashboard-Departamentos-v2'.AL46]+[$'Fuente-Dashboard-Departamentos-v2'.AQ46]+[$'Fuente-Dashboard-Departamentos-v2'.AV46]+[$'Fuente-Dashboard-Departamentos-v2'.BA46]+[$'Fuente-Dashboard-Departamentos-v2'.BF46]+[$'Fuente-Dashboard-Departamentos-v2'.BK46]+[$'Fuente-Dashboard-Departamentos-v2'.BP46]+[$'Fuente-Dashboard-Departamentos-v2'.BU46]+[$'Fuente-Dashboard-Departamentos-v2'.BZ46]+[$'Fuente-Dashboard-Departamentos-v2'.CE46]+[$'Fuente-Dashboard-Departamentos-v2'.CJ46]+[$'Fuente-Dashboard-Departamentos-v2'.CO46]+[$'Fuente-Dashboard-Departamentos-v2'.CT46]+[$'Fuente-Dashboard-Departamentos-v2'.CY46]+[$'Fuente-Dashboard-Departamentos-v2'.DD46]+[$'Fuente-Dashboard-Departamentos-v2'.DI46]+[$'Fuente-Dashboard-Departamentos-v2'.DN46]+[$'Fuente-Dashboard-Departamentos-v2'.DS46]" office:value-type="float" office:value="7361" calcext:value-type="float">
            <text:p>7361</text:p>
          </table:table-cell>
          <table:table-cell table:formula="of:=[$'Fuente-Dashboard-Departamentos-v2'.D46]+[$'Fuente-Dashboard-Departamentos-v2'.I46]+[$'Fuente-Dashboard-Departamentos-v2'.N46]+[$'Fuente-Dashboard-Departamentos-v2'.S46]+[$'Fuente-Dashboard-Departamentos-v2'.X46]+[$'Fuente-Dashboard-Departamentos-v2'.AC46]+[$'Fuente-Dashboard-Departamentos-v2'.AH46]+[$'Fuente-Dashboard-Departamentos-v2'.AM46]+[$'Fuente-Dashboard-Departamentos-v2'.AR46]+[$'Fuente-Dashboard-Departamentos-v2'.AW46]+[$'Fuente-Dashboard-Departamentos-v2'.BB46]+[$'Fuente-Dashboard-Departamentos-v2'.BG46]+[$'Fuente-Dashboard-Departamentos-v2'.BL46]+[$'Fuente-Dashboard-Departamentos-v2'.BQ46]+[$'Fuente-Dashboard-Departamentos-v2'.BV46]+[$'Fuente-Dashboard-Departamentos-v2'.CA46]+[$'Fuente-Dashboard-Departamentos-v2'.CF46]+[$'Fuente-Dashboard-Departamentos-v2'.CK46]+[$'Fuente-Dashboard-Departamentos-v2'.CP46]+[$'Fuente-Dashboard-Departamentos-v2'.CU46]+[$'Fuente-Dashboard-Departamentos-v2'.CZ46]+[$'Fuente-Dashboard-Departamentos-v2'.DE46]+[$'Fuente-Dashboard-Departamentos-v2'.DJ46]+[$'Fuente-Dashboard-Departamentos-v2'.DO46]+[$'Fuente-Dashboard-Departamentos-v2'.DT46]" office:value-type="float" office:value="0" calcext:value-type="float">
            <text:p>0</text:p>
          </table:table-cell>
          <table:table-cell table:formula="of:=[$'Fuente-Dashboard-Departamentos-v2'.E46]+[$'Fuente-Dashboard-Departamentos-v2'.J46]+[$'Fuente-Dashboard-Departamentos-v2'.O46]+[$'Fuente-Dashboard-Departamentos-v2'.T46]+[$'Fuente-Dashboard-Departamentos-v2'.Y46]+[$'Fuente-Dashboard-Departamentos-v2'.AD46]+[$'Fuente-Dashboard-Departamentos-v2'.AI46]+[$'Fuente-Dashboard-Departamentos-v2'.AN46]+[$'Fuente-Dashboard-Departamentos-v2'.AS46]+[$'Fuente-Dashboard-Departamentos-v2'.AX46]+[$'Fuente-Dashboard-Departamentos-v2'.BC46]+[$'Fuente-Dashboard-Departamentos-v2'.BH46]+[$'Fuente-Dashboard-Departamentos-v2'.BM46]+[$'Fuente-Dashboard-Departamentos-v2'.BR46]+[$'Fuente-Dashboard-Departamentos-v2'.BW46]+[$'Fuente-Dashboard-Departamentos-v2'.CB46]+[$'Fuente-Dashboard-Departamentos-v2'.CG46]+[$'Fuente-Dashboard-Departamentos-v2'.CL46]+[$'Fuente-Dashboard-Departamentos-v2'.CQ46]+[$'Fuente-Dashboard-Departamentos-v2'.CV46]+[$'Fuente-Dashboard-Departamentos-v2'.DA46]+[$'Fuente-Dashboard-Departamentos-v2'.DF46]+[$'Fuente-Dashboard-Departamentos-v2'.DK46]+[$'Fuente-Dashboard-Departamentos-v2'.DP46]+[$'Fuente-Dashboard-Departamentos-v2'.DU46]" office:value-type="float" office:value="16325" calcext:value-type="float">
            <text:p>16325</text:p>
          </table:table-cell>
          <table:table-cell table:formula="of:=[$'Fuente-Dashboard-Departamentos-v2'.F46]+[$'Fuente-Dashboard-Departamentos-v2'.K46]+[$'Fuente-Dashboard-Departamentos-v2'.P46]+[$'Fuente-Dashboard-Departamentos-v2'.U46]+[$'Fuente-Dashboard-Departamentos-v2'.Z46]+[$'Fuente-Dashboard-Departamentos-v2'.AE46]+[$'Fuente-Dashboard-Departamentos-v2'.AJ46]+[$'Fuente-Dashboard-Departamentos-v2'.AO46]+[$'Fuente-Dashboard-Departamentos-v2'.AT46]+[$'Fuente-Dashboard-Departamentos-v2'.AY46]+[$'Fuente-Dashboard-Departamentos-v2'.BD46]+[$'Fuente-Dashboard-Departamentos-v2'.BI46]+[$'Fuente-Dashboard-Departamentos-v2'.BN46]+[$'Fuente-Dashboard-Departamentos-v2'.BS46]+[$'Fuente-Dashboard-Departamentos-v2'.BX46]+[$'Fuente-Dashboard-Departamentos-v2'.CC46]+[$'Fuente-Dashboard-Departamentos-v2'.CH46]+[$'Fuente-Dashboard-Departamentos-v2'.CM46]+[$'Fuente-Dashboard-Departamentos-v2'.CR46]+[$'Fuente-Dashboard-Departamentos-v2'.CW46]+[$'Fuente-Dashboard-Departamentos-v2'.DB46]+[$'Fuente-Dashboard-Departamentos-v2'.DG46]+[$'Fuente-Dashboard-Departamentos-v2'.DL46]+[$'Fuente-Dashboard-Departamentos-v2'.DQ46]+[$'Fuente-Dashboard-Departamentos-v2'.DV46]" office:value-type="float" office:value="445" calcext:value-type="float">
            <text:p>445</text:p>
          </table:table-cell>
          <table:table-cell table:formula="of:=[.B46]=[$'Fuente-Dashboard-v2'.B46]" office:value-type="boolean" office:boolean-value="true" calcext:value-type="boolean">
            <text:p>VERDADERO</text:p>
          </table:table-cell>
          <table:table-cell table:formula="of:=[.C46]=[$'Fuente-Dashboard-v2'.C46]" office:value-type="boolean" office:boolean-value="true" calcext:value-type="boolean">
            <text:p>VERDADERO</text:p>
          </table:table-cell>
          <table:table-cell table:formula="of:=[.D46]=[$'Fuente-Dashboard-v2'.D46]" office:value-type="boolean" office:boolean-value="true" calcext:value-type="boolean">
            <text:p>VERDADERO</text:p>
          </table:table-cell>
          <table:table-cell table:formula="of:=[.E46]=[$'Fuente-Dashboard-v2'.E46]" office:value-type="boolean" office:boolean-value="true" calcext:value-type="boolean">
            <text:p>VERDADERO</text:p>
          </table:table-cell>
          <table:table-cell table:formula="of:=[.F46]=[$'Fuente-Dashboard-v2'.F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7]" office:value-type="date" office:date-value="2020-04-20" calcext:value-type="date">
            <text:p>20/04/20</text:p>
          </table:table-cell>
          <table:table-cell table:formula="of:=[$'Fuente-Dashboard-Departamentos-v2'.B47]+[$'Fuente-Dashboard-Departamentos-v2'.G47]+[$'Fuente-Dashboard-Departamentos-v2'.L47]+[$'Fuente-Dashboard-Departamentos-v2'.Q47]+[$'Fuente-Dashboard-Departamentos-v2'.V47]+[$'Fuente-Dashboard-Departamentos-v2'.AA47]+[$'Fuente-Dashboard-Departamentos-v2'.AF47]+[$'Fuente-Dashboard-Departamentos-v2'.AK47]+[$'Fuente-Dashboard-Departamentos-v2'.AP47]+[$'Fuente-Dashboard-Departamentos-v2'.AU47]+[$'Fuente-Dashboard-Departamentos-v2'.AZ47]+[$'Fuente-Dashboard-Departamentos-v2'.BE47]+[$'Fuente-Dashboard-Departamentos-v2'.BJ47]+[$'Fuente-Dashboard-Departamentos-v2'.BO47]+[$'Fuente-Dashboard-Departamentos-v2'.BT47]+[$'Fuente-Dashboard-Departamentos-v2'.BY47]+[$'Fuente-Dashboard-Departamentos-v2'.CD47]+[$'Fuente-Dashboard-Departamentos-v2'.CI47]+[$'Fuente-Dashboard-Departamentos-v2'.CN47]+[$'Fuente-Dashboard-Departamentos-v2'.CS47]+[$'Fuente-Dashboard-Departamentos-v2'.CX47]+[$'Fuente-Dashboard-Departamentos-v2'.DC47]+[$'Fuente-Dashboard-Departamentos-v2'.DH47]+[$'Fuente-Dashboard-Departamentos-v2'.DM47]+[$'Fuente-Dashboard-Departamentos-v2'.DR47]" office:value-type="float" office:value="9471" calcext:value-type="float">
            <text:p>9471</text:p>
          </table:table-cell>
          <table:table-cell table:formula="of:=[$'Fuente-Dashboard-Departamentos-v2'.C47]+[$'Fuente-Dashboard-Departamentos-v2'.H47]+[$'Fuente-Dashboard-Departamentos-v2'.M47]+[$'Fuente-Dashboard-Departamentos-v2'.R47]+[$'Fuente-Dashboard-Departamentos-v2'.W47]+[$'Fuente-Dashboard-Departamentos-v2'.AB47]+[$'Fuente-Dashboard-Departamentos-v2'.AG47]+[$'Fuente-Dashboard-Departamentos-v2'.AL47]+[$'Fuente-Dashboard-Departamentos-v2'.AQ47]+[$'Fuente-Dashboard-Departamentos-v2'.AV47]+[$'Fuente-Dashboard-Departamentos-v2'.BA47]+[$'Fuente-Dashboard-Departamentos-v2'.BF47]+[$'Fuente-Dashboard-Departamentos-v2'.BK47]+[$'Fuente-Dashboard-Departamentos-v2'.BP47]+[$'Fuente-Dashboard-Departamentos-v2'.BU47]+[$'Fuente-Dashboard-Departamentos-v2'.BZ47]+[$'Fuente-Dashboard-Departamentos-v2'.CE47]+[$'Fuente-Dashboard-Departamentos-v2'.CJ47]+[$'Fuente-Dashboard-Departamentos-v2'.CO47]+[$'Fuente-Dashboard-Departamentos-v2'.CT47]+[$'Fuente-Dashboard-Departamentos-v2'.CY47]+[$'Fuente-Dashboard-Departamentos-v2'.DD47]+[$'Fuente-Dashboard-Departamentos-v2'.DI47]+[$'Fuente-Dashboard-Departamentos-v2'.DN47]+[$'Fuente-Dashboard-Departamentos-v2'.DS47]" office:value-type="float" office:value="8366" calcext:value-type="float">
            <text:p>8366</text:p>
          </table:table-cell>
          <table:table-cell table:formula="of:=[$'Fuente-Dashboard-Departamentos-v2'.D47]+[$'Fuente-Dashboard-Departamentos-v2'.I47]+[$'Fuente-Dashboard-Departamentos-v2'.N47]+[$'Fuente-Dashboard-Departamentos-v2'.S47]+[$'Fuente-Dashboard-Departamentos-v2'.X47]+[$'Fuente-Dashboard-Departamentos-v2'.AC47]+[$'Fuente-Dashboard-Departamentos-v2'.AH47]+[$'Fuente-Dashboard-Departamentos-v2'.AM47]+[$'Fuente-Dashboard-Departamentos-v2'.AR47]+[$'Fuente-Dashboard-Departamentos-v2'.AW47]+[$'Fuente-Dashboard-Departamentos-v2'.BB47]+[$'Fuente-Dashboard-Departamentos-v2'.BG47]+[$'Fuente-Dashboard-Departamentos-v2'.BL47]+[$'Fuente-Dashboard-Departamentos-v2'.BQ47]+[$'Fuente-Dashboard-Departamentos-v2'.BV47]+[$'Fuente-Dashboard-Departamentos-v2'.CA47]+[$'Fuente-Dashboard-Departamentos-v2'.CF47]+[$'Fuente-Dashboard-Departamentos-v2'.CK47]+[$'Fuente-Dashboard-Departamentos-v2'.CP47]+[$'Fuente-Dashboard-Departamentos-v2'.CU47]+[$'Fuente-Dashboard-Departamentos-v2'.CZ47]+[$'Fuente-Dashboard-Departamentos-v2'.DE47]+[$'Fuente-Dashboard-Departamentos-v2'.DJ47]+[$'Fuente-Dashboard-Departamentos-v2'.DO47]+[$'Fuente-Dashboard-Departamentos-v2'.DT47]" office:value-type="float" office:value="0" calcext:value-type="float">
            <text:p>0</text:p>
          </table:table-cell>
          <table:table-cell table:formula="of:=[$'Fuente-Dashboard-Departamentos-v2'.E47]+[$'Fuente-Dashboard-Departamentos-v2'.J47]+[$'Fuente-Dashboard-Departamentos-v2'.O47]+[$'Fuente-Dashboard-Departamentos-v2'.T47]+[$'Fuente-Dashboard-Departamentos-v2'.Y47]+[$'Fuente-Dashboard-Departamentos-v2'.AD47]+[$'Fuente-Dashboard-Departamentos-v2'.AI47]+[$'Fuente-Dashboard-Departamentos-v2'.AN47]+[$'Fuente-Dashboard-Departamentos-v2'.AS47]+[$'Fuente-Dashboard-Departamentos-v2'.AX47]+[$'Fuente-Dashboard-Departamentos-v2'.BC47]+[$'Fuente-Dashboard-Departamentos-v2'.BH47]+[$'Fuente-Dashboard-Departamentos-v2'.BM47]+[$'Fuente-Dashboard-Departamentos-v2'.BR47]+[$'Fuente-Dashboard-Departamentos-v2'.BW47]+[$'Fuente-Dashboard-Departamentos-v2'.CB47]+[$'Fuente-Dashboard-Departamentos-v2'.CG47]+[$'Fuente-Dashboard-Departamentos-v2'.CL47]+[$'Fuente-Dashboard-Departamentos-v2'.CQ47]+[$'Fuente-Dashboard-Departamentos-v2'.CV47]+[$'Fuente-Dashboard-Departamentos-v2'.DA47]+[$'Fuente-Dashboard-Departamentos-v2'.DF47]+[$'Fuente-Dashboard-Departamentos-v2'.DK47]+[$'Fuente-Dashboard-Departamentos-v2'.DP47]+[$'Fuente-Dashboard-Departamentos-v2'.DU47]" office:value-type="float" office:value="17837" calcext:value-type="float">
            <text:p>17837</text:p>
          </table:table-cell>
          <table:table-cell table:formula="of:=[$'Fuente-Dashboard-Departamentos-v2'.F47]+[$'Fuente-Dashboard-Departamentos-v2'.K47]+[$'Fuente-Dashboard-Departamentos-v2'.P47]+[$'Fuente-Dashboard-Departamentos-v2'.U47]+[$'Fuente-Dashboard-Departamentos-v2'.Z47]+[$'Fuente-Dashboard-Departamentos-v2'.AE47]+[$'Fuente-Dashboard-Departamentos-v2'.AJ47]+[$'Fuente-Dashboard-Departamentos-v2'.AO47]+[$'Fuente-Dashboard-Departamentos-v2'.AT47]+[$'Fuente-Dashboard-Departamentos-v2'.AY47]+[$'Fuente-Dashboard-Departamentos-v2'.BD47]+[$'Fuente-Dashboard-Departamentos-v2'.BI47]+[$'Fuente-Dashboard-Departamentos-v2'.BN47]+[$'Fuente-Dashboard-Departamentos-v2'.BS47]+[$'Fuente-Dashboard-Departamentos-v2'.BX47]+[$'Fuente-Dashboard-Departamentos-v2'.CC47]+[$'Fuente-Dashboard-Departamentos-v2'.CH47]+[$'Fuente-Dashboard-Departamentos-v2'.CM47]+[$'Fuente-Dashboard-Departamentos-v2'.CR47]+[$'Fuente-Dashboard-Departamentos-v2'.CW47]+[$'Fuente-Dashboard-Departamentos-v2'.DB47]+[$'Fuente-Dashboard-Departamentos-v2'.DG47]+[$'Fuente-Dashboard-Departamentos-v2'.DL47]+[$'Fuente-Dashboard-Departamentos-v2'.DQ47]+[$'Fuente-Dashboard-Departamentos-v2'.DV47]" office:value-type="float" office:value="484" calcext:value-type="float">
            <text:p>484</text:p>
          </table:table-cell>
          <table:table-cell table:formula="of:=[.B47]=[$'Fuente-Dashboard-v2'.B47]" office:value-type="boolean" office:boolean-value="true" calcext:value-type="boolean">
            <text:p>VERDADERO</text:p>
          </table:table-cell>
          <table:table-cell table:formula="of:=[.C47]=[$'Fuente-Dashboard-v2'.C47]" office:value-type="boolean" office:boolean-value="true" calcext:value-type="boolean">
            <text:p>VERDADERO</text:p>
          </table:table-cell>
          <table:table-cell table:formula="of:=[.D47]=[$'Fuente-Dashboard-v2'.D47]" office:value-type="boolean" office:boolean-value="true" calcext:value-type="boolean">
            <text:p>VERDADERO</text:p>
          </table:table-cell>
          <table:table-cell table:formula="of:=[.E47]=[$'Fuente-Dashboard-v2'.E47]" office:value-type="boolean" office:boolean-value="true" calcext:value-type="boolean">
            <text:p>VERDADERO</text:p>
          </table:table-cell>
          <table:table-cell table:formula="of:=[.F47]=[$'Fuente-Dashboard-v2'.F4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8]" office:value-type="date" office:date-value="2020-04-21" calcext:value-type="date">
            <text:p>21/04/20</text:p>
          </table:table-cell>
          <table:table-cell table:formula="of:=[$'Fuente-Dashboard-Departamentos-v2'.B48]+[$'Fuente-Dashboard-Departamentos-v2'.G48]+[$'Fuente-Dashboard-Departamentos-v2'.L48]+[$'Fuente-Dashboard-Departamentos-v2'.Q48]+[$'Fuente-Dashboard-Departamentos-v2'.V48]+[$'Fuente-Dashboard-Departamentos-v2'.AA48]+[$'Fuente-Dashboard-Departamentos-v2'.AF48]+[$'Fuente-Dashboard-Departamentos-v2'.AK48]+[$'Fuente-Dashboard-Departamentos-v2'.AP48]+[$'Fuente-Dashboard-Departamentos-v2'.AU48]+[$'Fuente-Dashboard-Departamentos-v2'.AZ48]+[$'Fuente-Dashboard-Departamentos-v2'.BE48]+[$'Fuente-Dashboard-Departamentos-v2'.BJ48]+[$'Fuente-Dashboard-Departamentos-v2'.BO48]+[$'Fuente-Dashboard-Departamentos-v2'.BT48]+[$'Fuente-Dashboard-Departamentos-v2'.BY48]+[$'Fuente-Dashboard-Departamentos-v2'.CD48]+[$'Fuente-Dashboard-Departamentos-v2'.CI48]+[$'Fuente-Dashboard-Departamentos-v2'.CN48]+[$'Fuente-Dashboard-Departamentos-v2'.CS48]+[$'Fuente-Dashboard-Departamentos-v2'.CX48]+[$'Fuente-Dashboard-Departamentos-v2'.DC48]+[$'Fuente-Dashboard-Departamentos-v2'.DH48]+[$'Fuente-Dashboard-Departamentos-v2'.DM48]+[$'Fuente-Dashboard-Departamentos-v2'.DR48]" office:value-type="float" office:value="10062" calcext:value-type="float">
            <text:p>10062</text:p>
          </table:table-cell>
          <table:table-cell table:formula="of:=[$'Fuente-Dashboard-Departamentos-v2'.C48]+[$'Fuente-Dashboard-Departamentos-v2'.H48]+[$'Fuente-Dashboard-Departamentos-v2'.M48]+[$'Fuente-Dashboard-Departamentos-v2'.R48]+[$'Fuente-Dashboard-Departamentos-v2'.W48]+[$'Fuente-Dashboard-Departamentos-v2'.AB48]+[$'Fuente-Dashboard-Departamentos-v2'.AG48]+[$'Fuente-Dashboard-Departamentos-v2'.AL48]+[$'Fuente-Dashboard-Departamentos-v2'.AQ48]+[$'Fuente-Dashboard-Departamentos-v2'.AV48]+[$'Fuente-Dashboard-Departamentos-v2'.BA48]+[$'Fuente-Dashboard-Departamentos-v2'.BF48]+[$'Fuente-Dashboard-Departamentos-v2'.BK48]+[$'Fuente-Dashboard-Departamentos-v2'.BP48]+[$'Fuente-Dashboard-Departamentos-v2'.BU48]+[$'Fuente-Dashboard-Departamentos-v2'.BZ48]+[$'Fuente-Dashboard-Departamentos-v2'.CE48]+[$'Fuente-Dashboard-Departamentos-v2'.CJ48]+[$'Fuente-Dashboard-Departamentos-v2'.CO48]+[$'Fuente-Dashboard-Departamentos-v2'.CT48]+[$'Fuente-Dashboard-Departamentos-v2'.CY48]+[$'Fuente-Dashboard-Departamentos-v2'.DD48]+[$'Fuente-Dashboard-Departamentos-v2'.DI48]+[$'Fuente-Dashboard-Departamentos-v2'.DN48]+[$'Fuente-Dashboard-Departamentos-v2'.DS48]" office:value-type="float" office:value="9188" calcext:value-type="float">
            <text:p>9188</text:p>
          </table:table-cell>
          <table:table-cell table:formula="of:=[$'Fuente-Dashboard-Departamentos-v2'.D48]+[$'Fuente-Dashboard-Departamentos-v2'.I48]+[$'Fuente-Dashboard-Departamentos-v2'.N48]+[$'Fuente-Dashboard-Departamentos-v2'.S48]+[$'Fuente-Dashboard-Departamentos-v2'.X48]+[$'Fuente-Dashboard-Departamentos-v2'.AC48]+[$'Fuente-Dashboard-Departamentos-v2'.AH48]+[$'Fuente-Dashboard-Departamentos-v2'.AM48]+[$'Fuente-Dashboard-Departamentos-v2'.AR48]+[$'Fuente-Dashboard-Departamentos-v2'.AW48]+[$'Fuente-Dashboard-Departamentos-v2'.BB48]+[$'Fuente-Dashboard-Departamentos-v2'.BG48]+[$'Fuente-Dashboard-Departamentos-v2'.BL48]+[$'Fuente-Dashboard-Departamentos-v2'.BQ48]+[$'Fuente-Dashboard-Departamentos-v2'.BV48]+[$'Fuente-Dashboard-Departamentos-v2'.CA48]+[$'Fuente-Dashboard-Departamentos-v2'.CF48]+[$'Fuente-Dashboard-Departamentos-v2'.CK48]+[$'Fuente-Dashboard-Departamentos-v2'.CP48]+[$'Fuente-Dashboard-Departamentos-v2'.CU48]+[$'Fuente-Dashboard-Departamentos-v2'.CZ48]+[$'Fuente-Dashboard-Departamentos-v2'.DE48]+[$'Fuente-Dashboard-Departamentos-v2'.DJ48]+[$'Fuente-Dashboard-Departamentos-v2'.DO48]+[$'Fuente-Dashboard-Departamentos-v2'.DT48]" office:value-type="float" office:value="0" calcext:value-type="float">
            <text:p>0</text:p>
          </table:table-cell>
          <table:table-cell table:formula="of:=[$'Fuente-Dashboard-Departamentos-v2'.E48]+[$'Fuente-Dashboard-Departamentos-v2'.J48]+[$'Fuente-Dashboard-Departamentos-v2'.O48]+[$'Fuente-Dashboard-Departamentos-v2'.T48]+[$'Fuente-Dashboard-Departamentos-v2'.Y48]+[$'Fuente-Dashboard-Departamentos-v2'.AD48]+[$'Fuente-Dashboard-Departamentos-v2'.AI48]+[$'Fuente-Dashboard-Departamentos-v2'.AN48]+[$'Fuente-Dashboard-Departamentos-v2'.AS48]+[$'Fuente-Dashboard-Departamentos-v2'.AX48]+[$'Fuente-Dashboard-Departamentos-v2'.BC48]+[$'Fuente-Dashboard-Departamentos-v2'.BH48]+[$'Fuente-Dashboard-Departamentos-v2'.BM48]+[$'Fuente-Dashboard-Departamentos-v2'.BR48]+[$'Fuente-Dashboard-Departamentos-v2'.BW48]+[$'Fuente-Dashboard-Departamentos-v2'.CB48]+[$'Fuente-Dashboard-Departamentos-v2'.CG48]+[$'Fuente-Dashboard-Departamentos-v2'.CL48]+[$'Fuente-Dashboard-Departamentos-v2'.CQ48]+[$'Fuente-Dashboard-Departamentos-v2'.CV48]+[$'Fuente-Dashboard-Departamentos-v2'.DA48]+[$'Fuente-Dashboard-Departamentos-v2'.DF48]+[$'Fuente-Dashboard-Departamentos-v2'.DK48]+[$'Fuente-Dashboard-Departamentos-v2'.DP48]+[$'Fuente-Dashboard-Departamentos-v2'.DU48]" office:value-type="float" office:value="19250" calcext:value-type="float">
            <text:p>19250</text:p>
          </table:table-cell>
          <table:table-cell table:formula="of:=[$'Fuente-Dashboard-Departamentos-v2'.F48]+[$'Fuente-Dashboard-Departamentos-v2'.K48]+[$'Fuente-Dashboard-Departamentos-v2'.P48]+[$'Fuente-Dashboard-Departamentos-v2'.U48]+[$'Fuente-Dashboard-Departamentos-v2'.Z48]+[$'Fuente-Dashboard-Departamentos-v2'.AE48]+[$'Fuente-Dashboard-Departamentos-v2'.AJ48]+[$'Fuente-Dashboard-Departamentos-v2'.AO48]+[$'Fuente-Dashboard-Departamentos-v2'.AT48]+[$'Fuente-Dashboard-Departamentos-v2'.AY48]+[$'Fuente-Dashboard-Departamentos-v2'.BD48]+[$'Fuente-Dashboard-Departamentos-v2'.BI48]+[$'Fuente-Dashboard-Departamentos-v2'.BN48]+[$'Fuente-Dashboard-Departamentos-v2'.BS48]+[$'Fuente-Dashboard-Departamentos-v2'.BX48]+[$'Fuente-Dashboard-Departamentos-v2'.CC48]+[$'Fuente-Dashboard-Departamentos-v2'.CH48]+[$'Fuente-Dashboard-Departamentos-v2'.CM48]+[$'Fuente-Dashboard-Departamentos-v2'.CR48]+[$'Fuente-Dashboard-Departamentos-v2'.CW48]+[$'Fuente-Dashboard-Departamentos-v2'.DB48]+[$'Fuente-Dashboard-Departamentos-v2'.DG48]+[$'Fuente-Dashboard-Departamentos-v2'.DL48]+[$'Fuente-Dashboard-Departamentos-v2'.DQ48]+[$'Fuente-Dashboard-Departamentos-v2'.DV48]" office:value-type="float" office:value="530" calcext:value-type="float">
            <text:p>530</text:p>
          </table:table-cell>
          <table:table-cell table:formula="of:=[.B48]=[$'Fuente-Dashboard-v2'.B48]" office:value-type="boolean" office:boolean-value="true" calcext:value-type="boolean">
            <text:p>VERDADERO</text:p>
          </table:table-cell>
          <table:table-cell table:formula="of:=[.C48]=[$'Fuente-Dashboard-v2'.C48]" office:value-type="boolean" office:boolean-value="true" calcext:value-type="boolean">
            <text:p>VERDADERO</text:p>
          </table:table-cell>
          <table:table-cell table:formula="of:=[.D48]=[$'Fuente-Dashboard-v2'.D48]" office:value-type="boolean" office:boolean-value="true" calcext:value-type="boolean">
            <text:p>VERDADERO</text:p>
          </table:table-cell>
          <table:table-cell table:formula="of:=[.E48]=[$'Fuente-Dashboard-v2'.E48]" office:value-type="boolean" office:boolean-value="true" calcext:value-type="boolean">
            <text:p>VERDADERO</text:p>
          </table:table-cell>
          <table:table-cell table:formula="of:=[.F48]=[$'Fuente-Dashboard-v2'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9]" office:value-type="date" office:date-value="2020-04-22" calcext:value-type="date">
            <text:p>22/04/20</text:p>
          </table:table-cell>
          <table:table-cell table:formula="of:=[$'Fuente-Dashboard-Departamentos-v2'.B49]+[$'Fuente-Dashboard-Departamentos-v2'.G49]+[$'Fuente-Dashboard-Departamentos-v2'.L49]+[$'Fuente-Dashboard-Departamentos-v2'.Q49]+[$'Fuente-Dashboard-Departamentos-v2'.V49]+[$'Fuente-Dashboard-Departamentos-v2'.AA49]+[$'Fuente-Dashboard-Departamentos-v2'.AF49]+[$'Fuente-Dashboard-Departamentos-v2'.AK49]+[$'Fuente-Dashboard-Departamentos-v2'.AP49]+[$'Fuente-Dashboard-Departamentos-v2'.AU49]+[$'Fuente-Dashboard-Departamentos-v2'.AZ49]+[$'Fuente-Dashboard-Departamentos-v2'.BE49]+[$'Fuente-Dashboard-Departamentos-v2'.BJ49]+[$'Fuente-Dashboard-Departamentos-v2'.BO49]+[$'Fuente-Dashboard-Departamentos-v2'.BT49]+[$'Fuente-Dashboard-Departamentos-v2'.BY49]+[$'Fuente-Dashboard-Departamentos-v2'.CD49]+[$'Fuente-Dashboard-Departamentos-v2'.CI49]+[$'Fuente-Dashboard-Departamentos-v2'.CN49]+[$'Fuente-Dashboard-Departamentos-v2'.CS49]+[$'Fuente-Dashboard-Departamentos-v2'.CX49]+[$'Fuente-Dashboard-Departamentos-v2'.DC49]+[$'Fuente-Dashboard-Departamentos-v2'.DH49]+[$'Fuente-Dashboard-Departamentos-v2'.DM49]+[$'Fuente-Dashboard-Departamentos-v2'.DR49]" office:value-type="float" office:value="10808" calcext:value-type="float">
            <text:p>10808</text:p>
          </table:table-cell>
          <table:table-cell table:formula="of:=[$'Fuente-Dashboard-Departamentos-v2'.C49]+[$'Fuente-Dashboard-Departamentos-v2'.H49]+[$'Fuente-Dashboard-Departamentos-v2'.M49]+[$'Fuente-Dashboard-Departamentos-v2'.R49]+[$'Fuente-Dashboard-Departamentos-v2'.W49]+[$'Fuente-Dashboard-Departamentos-v2'.AB49]+[$'Fuente-Dashboard-Departamentos-v2'.AG49]+[$'Fuente-Dashboard-Departamentos-v2'.AL49]+[$'Fuente-Dashboard-Departamentos-v2'.AQ49]+[$'Fuente-Dashboard-Departamentos-v2'.AV49]+[$'Fuente-Dashboard-Departamentos-v2'.BA49]+[$'Fuente-Dashboard-Departamentos-v2'.BF49]+[$'Fuente-Dashboard-Departamentos-v2'.BK49]+[$'Fuente-Dashboard-Departamentos-v2'.BP49]+[$'Fuente-Dashboard-Departamentos-v2'.BU49]+[$'Fuente-Dashboard-Departamentos-v2'.BZ49]+[$'Fuente-Dashboard-Departamentos-v2'.CE49]+[$'Fuente-Dashboard-Departamentos-v2'.CJ49]+[$'Fuente-Dashboard-Departamentos-v2'.CO49]+[$'Fuente-Dashboard-Departamentos-v2'.CT49]+[$'Fuente-Dashboard-Departamentos-v2'.CY49]+[$'Fuente-Dashboard-Departamentos-v2'.DD49]+[$'Fuente-Dashboard-Departamentos-v2'.DI49]+[$'Fuente-Dashboard-Departamentos-v2'.DN49]+[$'Fuente-Dashboard-Departamentos-v2'.DS49]" office:value-type="float" office:value="10106" calcext:value-type="float">
            <text:p>10106</text:p>
          </table:table-cell>
          <table:table-cell table:formula="of:=[$'Fuente-Dashboard-Departamentos-v2'.D49]+[$'Fuente-Dashboard-Departamentos-v2'.I49]+[$'Fuente-Dashboard-Departamentos-v2'.N49]+[$'Fuente-Dashboard-Departamentos-v2'.S49]+[$'Fuente-Dashboard-Departamentos-v2'.X49]+[$'Fuente-Dashboard-Departamentos-v2'.AC49]+[$'Fuente-Dashboard-Departamentos-v2'.AH49]+[$'Fuente-Dashboard-Departamentos-v2'.AM49]+[$'Fuente-Dashboard-Departamentos-v2'.AR49]+[$'Fuente-Dashboard-Departamentos-v2'.AW49]+[$'Fuente-Dashboard-Departamentos-v2'.BB49]+[$'Fuente-Dashboard-Departamentos-v2'.BG49]+[$'Fuente-Dashboard-Departamentos-v2'.BL49]+[$'Fuente-Dashboard-Departamentos-v2'.BQ49]+[$'Fuente-Dashboard-Departamentos-v2'.BV49]+[$'Fuente-Dashboard-Departamentos-v2'.CA49]+[$'Fuente-Dashboard-Departamentos-v2'.CF49]+[$'Fuente-Dashboard-Departamentos-v2'.CK49]+[$'Fuente-Dashboard-Departamentos-v2'.CP49]+[$'Fuente-Dashboard-Departamentos-v2'.CU49]+[$'Fuente-Dashboard-Departamentos-v2'.CZ49]+[$'Fuente-Dashboard-Departamentos-v2'.DE49]+[$'Fuente-Dashboard-Departamentos-v2'.DJ49]+[$'Fuente-Dashboard-Departamentos-v2'.DO49]+[$'Fuente-Dashboard-Departamentos-v2'.DT49]" office:value-type="float" office:value="0" calcext:value-type="float">
            <text:p>0</text:p>
          </table:table-cell>
          <table:table-cell table:formula="of:=[$'Fuente-Dashboard-Departamentos-v2'.E49]+[$'Fuente-Dashboard-Departamentos-v2'.J49]+[$'Fuente-Dashboard-Departamentos-v2'.O49]+[$'Fuente-Dashboard-Departamentos-v2'.T49]+[$'Fuente-Dashboard-Departamentos-v2'.Y49]+[$'Fuente-Dashboard-Departamentos-v2'.AD49]+[$'Fuente-Dashboard-Departamentos-v2'.AI49]+[$'Fuente-Dashboard-Departamentos-v2'.AN49]+[$'Fuente-Dashboard-Departamentos-v2'.AS49]+[$'Fuente-Dashboard-Departamentos-v2'.AX49]+[$'Fuente-Dashboard-Departamentos-v2'.BC49]+[$'Fuente-Dashboard-Departamentos-v2'.BH49]+[$'Fuente-Dashboard-Departamentos-v2'.BM49]+[$'Fuente-Dashboard-Departamentos-v2'.BR49]+[$'Fuente-Dashboard-Departamentos-v2'.BW49]+[$'Fuente-Dashboard-Departamentos-v2'.CB49]+[$'Fuente-Dashboard-Departamentos-v2'.CG49]+[$'Fuente-Dashboard-Departamentos-v2'.CL49]+[$'Fuente-Dashboard-Departamentos-v2'.CQ49]+[$'Fuente-Dashboard-Departamentos-v2'.CV49]+[$'Fuente-Dashboard-Departamentos-v2'.DA49]+[$'Fuente-Dashboard-Departamentos-v2'.DF49]+[$'Fuente-Dashboard-Departamentos-v2'.DK49]+[$'Fuente-Dashboard-Departamentos-v2'.DP49]+[$'Fuente-Dashboard-Departamentos-v2'.DU49]" office:value-type="float" office:value="20914" calcext:value-type="float">
            <text:p>20914</text:p>
          </table:table-cell>
          <table:table-cell table:formula="of:=[$'Fuente-Dashboard-Departamentos-v2'.F49]+[$'Fuente-Dashboard-Departamentos-v2'.K49]+[$'Fuente-Dashboard-Departamentos-v2'.P49]+[$'Fuente-Dashboard-Departamentos-v2'.U49]+[$'Fuente-Dashboard-Departamentos-v2'.Z49]+[$'Fuente-Dashboard-Departamentos-v2'.AE49]+[$'Fuente-Dashboard-Departamentos-v2'.AJ49]+[$'Fuente-Dashboard-Departamentos-v2'.AO49]+[$'Fuente-Dashboard-Departamentos-v2'.AT49]+[$'Fuente-Dashboard-Departamentos-v2'.AY49]+[$'Fuente-Dashboard-Departamentos-v2'.BD49]+[$'Fuente-Dashboard-Departamentos-v2'.BI49]+[$'Fuente-Dashboard-Departamentos-v2'.BN49]+[$'Fuente-Dashboard-Departamentos-v2'.BS49]+[$'Fuente-Dashboard-Departamentos-v2'.BX49]+[$'Fuente-Dashboard-Departamentos-v2'.CC49]+[$'Fuente-Dashboard-Departamentos-v2'.CH49]+[$'Fuente-Dashboard-Departamentos-v2'.CM49]+[$'Fuente-Dashboard-Departamentos-v2'.CR49]+[$'Fuente-Dashboard-Departamentos-v2'.CW49]+[$'Fuente-Dashboard-Departamentos-v2'.DB49]+[$'Fuente-Dashboard-Departamentos-v2'.DG49]+[$'Fuente-Dashboard-Departamentos-v2'.DL49]+[$'Fuente-Dashboard-Departamentos-v2'.DQ49]+[$'Fuente-Dashboard-Departamentos-v2'.DV49]" office:value-type="float" office:value="572" calcext:value-type="float">
            <text:p>572</text:p>
          </table:table-cell>
          <table:table-cell table:formula="of:=[.B49]=[$'Fuente-Dashboard-v2'.B49]" office:value-type="boolean" office:boolean-value="true" calcext:value-type="boolean">
            <text:p>VERDADERO</text:p>
          </table:table-cell>
          <table:table-cell table:formula="of:=[.C49]=[$'Fuente-Dashboard-v2'.C49]" office:value-type="boolean" office:boolean-value="true" calcext:value-type="boolean">
            <text:p>VERDADERO</text:p>
          </table:table-cell>
          <table:table-cell table:formula="of:=[.D49]=[$'Fuente-Dashboard-v2'.D49]" office:value-type="boolean" office:boolean-value="true" calcext:value-type="boolean">
            <text:p>VERDADERO</text:p>
          </table:table-cell>
          <table:table-cell table:formula="of:=[.E49]=[$'Fuente-Dashboard-v2'.E49]" office:value-type="boolean" office:boolean-value="true" calcext:value-type="boolean">
            <text:p>VERDADERO</text:p>
          </table:table-cell>
          <table:table-cell table:formula="of:=[.F49]=[$'Fuente-Dashboard-v2'.F4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0]" office:value-type="date" office:date-value="2020-04-23" calcext:value-type="date">
            <text:p>23/04/20</text:p>
          </table:table-cell>
          <table:table-cell table:formula="of:=[$'Fuente-Dashboard-Departamentos-v2'.B50]+[$'Fuente-Dashboard-Departamentos-v2'.G50]+[$'Fuente-Dashboard-Departamentos-v2'.L50]+[$'Fuente-Dashboard-Departamentos-v2'.Q50]+[$'Fuente-Dashboard-Departamentos-v2'.V50]+[$'Fuente-Dashboard-Departamentos-v2'.AA50]+[$'Fuente-Dashboard-Departamentos-v2'.AF50]+[$'Fuente-Dashboard-Departamentos-v2'.AK50]+[$'Fuente-Dashboard-Departamentos-v2'.AP50]+[$'Fuente-Dashboard-Departamentos-v2'.AU50]+[$'Fuente-Dashboard-Departamentos-v2'.AZ50]+[$'Fuente-Dashboard-Departamentos-v2'.BE50]+[$'Fuente-Dashboard-Departamentos-v2'.BJ50]+[$'Fuente-Dashboard-Departamentos-v2'.BO50]+[$'Fuente-Dashboard-Departamentos-v2'.BT50]+[$'Fuente-Dashboard-Departamentos-v2'.BY50]+[$'Fuente-Dashboard-Departamentos-v2'.CD50]+[$'Fuente-Dashboard-Departamentos-v2'.CI50]+[$'Fuente-Dashboard-Departamentos-v2'.CN50]+[$'Fuente-Dashboard-Departamentos-v2'.CS50]+[$'Fuente-Dashboard-Departamentos-v2'.CX50]+[$'Fuente-Dashboard-Departamentos-v2'.DC50]+[$'Fuente-Dashboard-Departamentos-v2'.DH50]+[$'Fuente-Dashboard-Departamentos-v2'.DM50]+[$'Fuente-Dashboard-Departamentos-v2'.DR50]" office:value-type="float" office:value="11432" calcext:value-type="float">
            <text:p>11432</text:p>
          </table:table-cell>
          <table:table-cell table:formula="of:=[$'Fuente-Dashboard-Departamentos-v2'.C50]+[$'Fuente-Dashboard-Departamentos-v2'.H50]+[$'Fuente-Dashboard-Departamentos-v2'.M50]+[$'Fuente-Dashboard-Departamentos-v2'.R50]+[$'Fuente-Dashboard-Departamentos-v2'.W50]+[$'Fuente-Dashboard-Departamentos-v2'.AB50]+[$'Fuente-Dashboard-Departamentos-v2'.AG50]+[$'Fuente-Dashboard-Departamentos-v2'.AL50]+[$'Fuente-Dashboard-Departamentos-v2'.AQ50]+[$'Fuente-Dashboard-Departamentos-v2'.AV50]+[$'Fuente-Dashboard-Departamentos-v2'.BA50]+[$'Fuente-Dashboard-Departamentos-v2'.BF50]+[$'Fuente-Dashboard-Departamentos-v2'.BK50]+[$'Fuente-Dashboard-Departamentos-v2'.BP50]+[$'Fuente-Dashboard-Departamentos-v2'.BU50]+[$'Fuente-Dashboard-Departamentos-v2'.BZ50]+[$'Fuente-Dashboard-Departamentos-v2'.CE50]+[$'Fuente-Dashboard-Departamentos-v2'.CJ50]+[$'Fuente-Dashboard-Departamentos-v2'.CO50]+[$'Fuente-Dashboard-Departamentos-v2'.CT50]+[$'Fuente-Dashboard-Departamentos-v2'.CY50]+[$'Fuente-Dashboard-Departamentos-v2'.DD50]+[$'Fuente-Dashboard-Departamentos-v2'.DI50]+[$'Fuente-Dashboard-Departamentos-v2'.DN50]+[$'Fuente-Dashboard-Departamentos-v2'.DS50]" office:value-type="float" office:value="10216" calcext:value-type="float">
            <text:p>10216</text:p>
          </table:table-cell>
          <table:table-cell table:formula="of:=[$'Fuente-Dashboard-Departamentos-v2'.D50]+[$'Fuente-Dashboard-Departamentos-v2'.I50]+[$'Fuente-Dashboard-Departamentos-v2'.N50]+[$'Fuente-Dashboard-Departamentos-v2'.S50]+[$'Fuente-Dashboard-Departamentos-v2'.X50]+[$'Fuente-Dashboard-Departamentos-v2'.AC50]+[$'Fuente-Dashboard-Departamentos-v2'.AH50]+[$'Fuente-Dashboard-Departamentos-v2'.AM50]+[$'Fuente-Dashboard-Departamentos-v2'.AR50]+[$'Fuente-Dashboard-Departamentos-v2'.AW50]+[$'Fuente-Dashboard-Departamentos-v2'.BB50]+[$'Fuente-Dashboard-Departamentos-v2'.BG50]+[$'Fuente-Dashboard-Departamentos-v2'.BL50]+[$'Fuente-Dashboard-Departamentos-v2'.BQ50]+[$'Fuente-Dashboard-Departamentos-v2'.BV50]+[$'Fuente-Dashboard-Departamentos-v2'.CA50]+[$'Fuente-Dashboard-Departamentos-v2'.CF50]+[$'Fuente-Dashboard-Departamentos-v2'.CK50]+[$'Fuente-Dashboard-Departamentos-v2'.CP50]+[$'Fuente-Dashboard-Departamentos-v2'.CU50]+[$'Fuente-Dashboard-Departamentos-v2'.CZ50]+[$'Fuente-Dashboard-Departamentos-v2'.DE50]+[$'Fuente-Dashboard-Departamentos-v2'.DJ50]+[$'Fuente-Dashboard-Departamentos-v2'.DO50]+[$'Fuente-Dashboard-Departamentos-v2'.DT50]" office:value-type="float" office:value="0" calcext:value-type="float">
            <text:p>0</text:p>
          </table:table-cell>
          <table:table-cell table:formula="of:=[$'Fuente-Dashboard-Departamentos-v2'.E50]+[$'Fuente-Dashboard-Departamentos-v2'.J50]+[$'Fuente-Dashboard-Departamentos-v2'.O50]+[$'Fuente-Dashboard-Departamentos-v2'.T50]+[$'Fuente-Dashboard-Departamentos-v2'.Y50]+[$'Fuente-Dashboard-Departamentos-v2'.AD50]+[$'Fuente-Dashboard-Departamentos-v2'.AI50]+[$'Fuente-Dashboard-Departamentos-v2'.AN50]+[$'Fuente-Dashboard-Departamentos-v2'.AS50]+[$'Fuente-Dashboard-Departamentos-v2'.AX50]+[$'Fuente-Dashboard-Departamentos-v2'.BC50]+[$'Fuente-Dashboard-Departamentos-v2'.BH50]+[$'Fuente-Dashboard-Departamentos-v2'.BM50]+[$'Fuente-Dashboard-Departamentos-v2'.BR50]+[$'Fuente-Dashboard-Departamentos-v2'.BW50]+[$'Fuente-Dashboard-Departamentos-v2'.CB50]+[$'Fuente-Dashboard-Departamentos-v2'.CG50]+[$'Fuente-Dashboard-Departamentos-v2'.CL50]+[$'Fuente-Dashboard-Departamentos-v2'.CQ50]+[$'Fuente-Dashboard-Departamentos-v2'.CV50]+[$'Fuente-Dashboard-Departamentos-v2'.DA50]+[$'Fuente-Dashboard-Departamentos-v2'.DF50]+[$'Fuente-Dashboard-Departamentos-v2'.DK50]+[$'Fuente-Dashboard-Departamentos-v2'.DP50]+[$'Fuente-Dashboard-Departamentos-v2'.DU50]" office:value-type="float" office:value="21648" calcext:value-type="float">
            <text:p>21648</text:p>
          </table:table-cell>
          <table:table-cell table:formula="of:=[$'Fuente-Dashboard-Departamentos-v2'.F50]+[$'Fuente-Dashboard-Departamentos-v2'.K50]+[$'Fuente-Dashboard-Departamentos-v2'.P50]+[$'Fuente-Dashboard-Departamentos-v2'.U50]+[$'Fuente-Dashboard-Departamentos-v2'.Z50]+[$'Fuente-Dashboard-Departamentos-v2'.AE50]+[$'Fuente-Dashboard-Departamentos-v2'.AJ50]+[$'Fuente-Dashboard-Departamentos-v2'.AO50]+[$'Fuente-Dashboard-Departamentos-v2'.AT50]+[$'Fuente-Dashboard-Departamentos-v2'.AY50]+[$'Fuente-Dashboard-Departamentos-v2'.BD50]+[$'Fuente-Dashboard-Departamentos-v2'.BI50]+[$'Fuente-Dashboard-Departamentos-v2'.BN50]+[$'Fuente-Dashboard-Departamentos-v2'.BS50]+[$'Fuente-Dashboard-Departamentos-v2'.BX50]+[$'Fuente-Dashboard-Departamentos-v2'.CC50]+[$'Fuente-Dashboard-Departamentos-v2'.CH50]+[$'Fuente-Dashboard-Departamentos-v2'.CM50]+[$'Fuente-Dashboard-Departamentos-v2'.CR50]+[$'Fuente-Dashboard-Departamentos-v2'.CW50]+[$'Fuente-Dashboard-Departamentos-v2'.DB50]+[$'Fuente-Dashboard-Departamentos-v2'.DG50]+[$'Fuente-Dashboard-Departamentos-v2'.DL50]+[$'Fuente-Dashboard-Departamentos-v2'.DQ50]+[$'Fuente-Dashboard-Departamentos-v2'.DV50]" office:value-type="float" office:value="634" calcext:value-type="float">
            <text:p>634</text:p>
          </table:table-cell>
          <table:table-cell table:formula="of:=[.B50]=[$'Fuente-Dashboard-v2'.B50]" office:value-type="boolean" office:boolean-value="true" calcext:value-type="boolean">
            <text:p>VERDADERO</text:p>
          </table:table-cell>
          <table:table-cell table:formula="of:=[.C50]=[$'Fuente-Dashboard-v2'.C50]" office:value-type="boolean" office:boolean-value="true" calcext:value-type="boolean">
            <text:p>VERDADERO</text:p>
          </table:table-cell>
          <table:table-cell table:formula="of:=[.D50]=[$'Fuente-Dashboard-v2'.D50]" office:value-type="boolean" office:boolean-value="true" calcext:value-type="boolean">
            <text:p>VERDADERO</text:p>
          </table:table-cell>
          <table:table-cell table:formula="of:=[.E50]=[$'Fuente-Dashboard-v2'.E50]" office:value-type="boolean" office:boolean-value="true" calcext:value-type="boolean">
            <text:p>VERDADERO</text:p>
          </table:table-cell>
          <table:table-cell table:formula="of:=[.F50]=[$'Fuente-Dashboard-v2'.F5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1]" office:value-type="date" office:date-value="2020-04-24" calcext:value-type="date">
            <text:p>24/04/20</text:p>
          </table:table-cell>
          <table:table-cell table:formula="of:=[$'Fuente-Dashboard-Departamentos-v2'.B51]+[$'Fuente-Dashboard-Departamentos-v2'.G51]+[$'Fuente-Dashboard-Departamentos-v2'.L51]+[$'Fuente-Dashboard-Departamentos-v2'.Q51]+[$'Fuente-Dashboard-Departamentos-v2'.V51]+[$'Fuente-Dashboard-Departamentos-v2'.AA51]+[$'Fuente-Dashboard-Departamentos-v2'.AF51]+[$'Fuente-Dashboard-Departamentos-v2'.AK51]+[$'Fuente-Dashboard-Departamentos-v2'.AP51]+[$'Fuente-Dashboard-Departamentos-v2'.AU51]+[$'Fuente-Dashboard-Departamentos-v2'.AZ51]+[$'Fuente-Dashboard-Departamentos-v2'.BE51]+[$'Fuente-Dashboard-Departamentos-v2'.BJ51]+[$'Fuente-Dashboard-Departamentos-v2'.BO51]+[$'Fuente-Dashboard-Departamentos-v2'.BT51]+[$'Fuente-Dashboard-Departamentos-v2'.BY51]+[$'Fuente-Dashboard-Departamentos-v2'.CD51]+[$'Fuente-Dashboard-Departamentos-v2'.CI51]+[$'Fuente-Dashboard-Departamentos-v2'.CN51]+[$'Fuente-Dashboard-Departamentos-v2'.CS51]+[$'Fuente-Dashboard-Departamentos-v2'.CX51]+[$'Fuente-Dashboard-Departamentos-v2'.DC51]+[$'Fuente-Dashboard-Departamentos-v2'.DH51]+[$'Fuente-Dashboard-Departamentos-v2'.DM51]+[$'Fuente-Dashboard-Departamentos-v2'.DR51]" office:value-type="float" office:value="11845" calcext:value-type="float">
            <text:p>11845</text:p>
          </table:table-cell>
          <table:table-cell table:formula="of:=[$'Fuente-Dashboard-Departamentos-v2'.C51]+[$'Fuente-Dashboard-Departamentos-v2'.H51]+[$'Fuente-Dashboard-Departamentos-v2'.M51]+[$'Fuente-Dashboard-Departamentos-v2'.R51]+[$'Fuente-Dashboard-Departamentos-v2'.W51]+[$'Fuente-Dashboard-Departamentos-v2'.AB51]+[$'Fuente-Dashboard-Departamentos-v2'.AG51]+[$'Fuente-Dashboard-Departamentos-v2'.AL51]+[$'Fuente-Dashboard-Departamentos-v2'.AQ51]+[$'Fuente-Dashboard-Departamentos-v2'.AV51]+[$'Fuente-Dashboard-Departamentos-v2'.BA51]+[$'Fuente-Dashboard-Departamentos-v2'.BF51]+[$'Fuente-Dashboard-Departamentos-v2'.BK51]+[$'Fuente-Dashboard-Departamentos-v2'.BP51]+[$'Fuente-Dashboard-Departamentos-v2'.BU51]+[$'Fuente-Dashboard-Departamentos-v2'.BZ51]+[$'Fuente-Dashboard-Departamentos-v2'.CE51]+[$'Fuente-Dashboard-Departamentos-v2'.CJ51]+[$'Fuente-Dashboard-Departamentos-v2'.CO51]+[$'Fuente-Dashboard-Departamentos-v2'.CT51]+[$'Fuente-Dashboard-Departamentos-v2'.CY51]+[$'Fuente-Dashboard-Departamentos-v2'.DD51]+[$'Fuente-Dashboard-Departamentos-v2'.DI51]+[$'Fuente-Dashboard-Departamentos-v2'.DN51]+[$'Fuente-Dashboard-Departamentos-v2'.DS51]" office:value-type="float" office:value="13486" calcext:value-type="float">
            <text:p>13486</text:p>
          </table:table-cell>
          <table:table-cell table:formula="of:=[$'Fuente-Dashboard-Departamentos-v2'.D51]+[$'Fuente-Dashboard-Departamentos-v2'.I51]+[$'Fuente-Dashboard-Departamentos-v2'.N51]+[$'Fuente-Dashboard-Departamentos-v2'.S51]+[$'Fuente-Dashboard-Departamentos-v2'.X51]+[$'Fuente-Dashboard-Departamentos-v2'.AC51]+[$'Fuente-Dashboard-Departamentos-v2'.AH51]+[$'Fuente-Dashboard-Departamentos-v2'.AM51]+[$'Fuente-Dashboard-Departamentos-v2'.AR51]+[$'Fuente-Dashboard-Departamentos-v2'.AW51]+[$'Fuente-Dashboard-Departamentos-v2'.BB51]+[$'Fuente-Dashboard-Departamentos-v2'.BG51]+[$'Fuente-Dashboard-Departamentos-v2'.BL51]+[$'Fuente-Dashboard-Departamentos-v2'.BQ51]+[$'Fuente-Dashboard-Departamentos-v2'.BV51]+[$'Fuente-Dashboard-Departamentos-v2'.CA51]+[$'Fuente-Dashboard-Departamentos-v2'.CF51]+[$'Fuente-Dashboard-Departamentos-v2'.CK51]+[$'Fuente-Dashboard-Departamentos-v2'.CP51]+[$'Fuente-Dashboard-Departamentos-v2'.CU51]+[$'Fuente-Dashboard-Departamentos-v2'.CZ51]+[$'Fuente-Dashboard-Departamentos-v2'.DE51]+[$'Fuente-Dashboard-Departamentos-v2'.DJ51]+[$'Fuente-Dashboard-Departamentos-v2'.DO51]+[$'Fuente-Dashboard-Departamentos-v2'.DT51]" office:value-type="float" office:value="0" calcext:value-type="float">
            <text:p>0</text:p>
          </table:table-cell>
          <table:table-cell table:formula="of:=[$'Fuente-Dashboard-Departamentos-v2'.E51]+[$'Fuente-Dashboard-Departamentos-v2'.J51]+[$'Fuente-Dashboard-Departamentos-v2'.O51]+[$'Fuente-Dashboard-Departamentos-v2'.T51]+[$'Fuente-Dashboard-Departamentos-v2'.Y51]+[$'Fuente-Dashboard-Departamentos-v2'.AD51]+[$'Fuente-Dashboard-Departamentos-v2'.AI51]+[$'Fuente-Dashboard-Departamentos-v2'.AN51]+[$'Fuente-Dashboard-Departamentos-v2'.AS51]+[$'Fuente-Dashboard-Departamentos-v2'.AX51]+[$'Fuente-Dashboard-Departamentos-v2'.BC51]+[$'Fuente-Dashboard-Departamentos-v2'.BH51]+[$'Fuente-Dashboard-Departamentos-v2'.BM51]+[$'Fuente-Dashboard-Departamentos-v2'.BR51]+[$'Fuente-Dashboard-Departamentos-v2'.BW51]+[$'Fuente-Dashboard-Departamentos-v2'.CB51]+[$'Fuente-Dashboard-Departamentos-v2'.CG51]+[$'Fuente-Dashboard-Departamentos-v2'.CL51]+[$'Fuente-Dashboard-Departamentos-v2'.CQ51]+[$'Fuente-Dashboard-Departamentos-v2'.CV51]+[$'Fuente-Dashboard-Departamentos-v2'.DA51]+[$'Fuente-Dashboard-Departamentos-v2'.DF51]+[$'Fuente-Dashboard-Departamentos-v2'.DK51]+[$'Fuente-Dashboard-Departamentos-v2'.DP51]+[$'Fuente-Dashboard-Departamentos-v2'.DU51]" office:value-type="float" office:value="25331" calcext:value-type="float">
            <text:p>25331</text:p>
          </table:table-cell>
          <table:table-cell table:formula="of:=[$'Fuente-Dashboard-Departamentos-v2'.F51]+[$'Fuente-Dashboard-Departamentos-v2'.K51]+[$'Fuente-Dashboard-Departamentos-v2'.P51]+[$'Fuente-Dashboard-Departamentos-v2'.U51]+[$'Fuente-Dashboard-Departamentos-v2'.Z51]+[$'Fuente-Dashboard-Departamentos-v2'.AE51]+[$'Fuente-Dashboard-Departamentos-v2'.AJ51]+[$'Fuente-Dashboard-Departamentos-v2'.AO51]+[$'Fuente-Dashboard-Departamentos-v2'.AT51]+[$'Fuente-Dashboard-Departamentos-v2'.AY51]+[$'Fuente-Dashboard-Departamentos-v2'.BD51]+[$'Fuente-Dashboard-Departamentos-v2'.BI51]+[$'Fuente-Dashboard-Departamentos-v2'.BN51]+[$'Fuente-Dashboard-Departamentos-v2'.BS51]+[$'Fuente-Dashboard-Departamentos-v2'.BX51]+[$'Fuente-Dashboard-Departamentos-v2'.CC51]+[$'Fuente-Dashboard-Departamentos-v2'.CH51]+[$'Fuente-Dashboard-Departamentos-v2'.CM51]+[$'Fuente-Dashboard-Departamentos-v2'.CR51]+[$'Fuente-Dashboard-Departamentos-v2'.CW51]+[$'Fuente-Dashboard-Departamentos-v2'.DB51]+[$'Fuente-Dashboard-Departamentos-v2'.DG51]+[$'Fuente-Dashboard-Departamentos-v2'.DL51]+[$'Fuente-Dashboard-Departamentos-v2'.DQ51]+[$'Fuente-Dashboard-Departamentos-v2'.DV51]" office:value-type="float" office:value="700" calcext:value-type="float">
            <text:p>700</text:p>
          </table:table-cell>
          <table:table-cell table:formula="of:=[.B51]=[$'Fuente-Dashboard-v2'.B51]" office:value-type="boolean" office:boolean-value="true" calcext:value-type="boolean">
            <text:p>VERDADERO</text:p>
          </table:table-cell>
          <table:table-cell table:formula="of:=[.C51]=[$'Fuente-Dashboard-v2'.C51]" office:value-type="boolean" office:boolean-value="true" calcext:value-type="boolean">
            <text:p>VERDADERO</text:p>
          </table:table-cell>
          <table:table-cell table:formula="of:=[.D51]=[$'Fuente-Dashboard-v2'.D51]" office:value-type="boolean" office:boolean-value="true" calcext:value-type="boolean">
            <text:p>VERDADERO</text:p>
          </table:table-cell>
          <table:table-cell table:formula="of:=[.E51]=[$'Fuente-Dashboard-v2'.E51]" office:value-type="boolean" office:boolean-value="true" calcext:value-type="boolean">
            <text:p>VERDADERO</text:p>
          </table:table-cell>
          <table:table-cell table:formula="of:=[.F51]=[$'Fuente-Dashboard-v2'.F5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2]" office:value-type="date" office:date-value="2020-04-25" calcext:value-type="date">
            <text:p>25/04/20</text:p>
          </table:table-cell>
          <table:table-cell table:formula="of:=[$'Fuente-Dashboard-Departamentos-v2'.B52]+[$'Fuente-Dashboard-Departamentos-v2'.G52]+[$'Fuente-Dashboard-Departamentos-v2'.L52]+[$'Fuente-Dashboard-Departamentos-v2'.Q52]+[$'Fuente-Dashboard-Departamentos-v2'.V52]+[$'Fuente-Dashboard-Departamentos-v2'.AA52]+[$'Fuente-Dashboard-Departamentos-v2'.AF52]+[$'Fuente-Dashboard-Departamentos-v2'.AK52]+[$'Fuente-Dashboard-Departamentos-v2'.AP52]+[$'Fuente-Dashboard-Departamentos-v2'.AU52]+[$'Fuente-Dashboard-Departamentos-v2'.AZ52]+[$'Fuente-Dashboard-Departamentos-v2'.BE52]+[$'Fuente-Dashboard-Departamentos-v2'.BJ52]+[$'Fuente-Dashboard-Departamentos-v2'.BO52]+[$'Fuente-Dashboard-Departamentos-v2'.BT52]+[$'Fuente-Dashboard-Departamentos-v2'.BY52]+[$'Fuente-Dashboard-Departamentos-v2'.CD52]+[$'Fuente-Dashboard-Departamentos-v2'.CI52]+[$'Fuente-Dashboard-Departamentos-v2'.CN52]+[$'Fuente-Dashboard-Departamentos-v2'.CS52]+[$'Fuente-Dashboard-Departamentos-v2'.CX52]+[$'Fuente-Dashboard-Departamentos-v2'.DC52]+[$'Fuente-Dashboard-Departamentos-v2'.DH52]+[$'Fuente-Dashboard-Departamentos-v2'.DM52]+[$'Fuente-Dashboard-Departamentos-v2'.DR52]" office:value-type="float" office:value="12725" calcext:value-type="float">
            <text:p>12725</text:p>
          </table:table-cell>
          <table:table-cell table:formula="of:=[$'Fuente-Dashboard-Departamentos-v2'.C52]+[$'Fuente-Dashboard-Departamentos-v2'.H52]+[$'Fuente-Dashboard-Departamentos-v2'.M52]+[$'Fuente-Dashboard-Departamentos-v2'.R52]+[$'Fuente-Dashboard-Departamentos-v2'.W52]+[$'Fuente-Dashboard-Departamentos-v2'.AB52]+[$'Fuente-Dashboard-Departamentos-v2'.AG52]+[$'Fuente-Dashboard-Departamentos-v2'.AL52]+[$'Fuente-Dashboard-Departamentos-v2'.AQ52]+[$'Fuente-Dashboard-Departamentos-v2'.AV52]+[$'Fuente-Dashboard-Departamentos-v2'.BA52]+[$'Fuente-Dashboard-Departamentos-v2'.BF52]+[$'Fuente-Dashboard-Departamentos-v2'.BK52]+[$'Fuente-Dashboard-Departamentos-v2'.BP52]+[$'Fuente-Dashboard-Departamentos-v2'.BU52]+[$'Fuente-Dashboard-Departamentos-v2'.BZ52]+[$'Fuente-Dashboard-Departamentos-v2'.CE52]+[$'Fuente-Dashboard-Departamentos-v2'.CJ52]+[$'Fuente-Dashboard-Departamentos-v2'.CO52]+[$'Fuente-Dashboard-Departamentos-v2'.CT52]+[$'Fuente-Dashboard-Departamentos-v2'.CY52]+[$'Fuente-Dashboard-Departamentos-v2'.DD52]+[$'Fuente-Dashboard-Departamentos-v2'.DI52]+[$'Fuente-Dashboard-Departamentos-v2'.DN52]+[$'Fuente-Dashboard-Departamentos-v2'.DS52]" office:value-type="float" office:value="14792" calcext:value-type="float">
            <text:p>14792</text:p>
          </table:table-cell>
          <table:table-cell table:formula="of:=[$'Fuente-Dashboard-Departamentos-v2'.D52]+[$'Fuente-Dashboard-Departamentos-v2'.I52]+[$'Fuente-Dashboard-Departamentos-v2'.N52]+[$'Fuente-Dashboard-Departamentos-v2'.S52]+[$'Fuente-Dashboard-Departamentos-v2'.X52]+[$'Fuente-Dashboard-Departamentos-v2'.AC52]+[$'Fuente-Dashboard-Departamentos-v2'.AH52]+[$'Fuente-Dashboard-Departamentos-v2'.AM52]+[$'Fuente-Dashboard-Departamentos-v2'.AR52]+[$'Fuente-Dashboard-Departamentos-v2'.AW52]+[$'Fuente-Dashboard-Departamentos-v2'.BB52]+[$'Fuente-Dashboard-Departamentos-v2'.BG52]+[$'Fuente-Dashboard-Departamentos-v2'.BL52]+[$'Fuente-Dashboard-Departamentos-v2'.BQ52]+[$'Fuente-Dashboard-Departamentos-v2'.BV52]+[$'Fuente-Dashboard-Departamentos-v2'.CA52]+[$'Fuente-Dashboard-Departamentos-v2'.CF52]+[$'Fuente-Dashboard-Departamentos-v2'.CK52]+[$'Fuente-Dashboard-Departamentos-v2'.CP52]+[$'Fuente-Dashboard-Departamentos-v2'.CU52]+[$'Fuente-Dashboard-Departamentos-v2'.CZ52]+[$'Fuente-Dashboard-Departamentos-v2'.DE52]+[$'Fuente-Dashboard-Departamentos-v2'.DJ52]+[$'Fuente-Dashboard-Departamentos-v2'.DO52]+[$'Fuente-Dashboard-Departamentos-v2'.DT52]" office:value-type="float" office:value="0" calcext:value-type="float">
            <text:p>0</text:p>
          </table:table-cell>
          <table:table-cell table:formula="of:=[$'Fuente-Dashboard-Departamentos-v2'.E52]+[$'Fuente-Dashboard-Departamentos-v2'.J52]+[$'Fuente-Dashboard-Departamentos-v2'.O52]+[$'Fuente-Dashboard-Departamentos-v2'.T52]+[$'Fuente-Dashboard-Departamentos-v2'.Y52]+[$'Fuente-Dashboard-Departamentos-v2'.AD52]+[$'Fuente-Dashboard-Departamentos-v2'.AI52]+[$'Fuente-Dashboard-Departamentos-v2'.AN52]+[$'Fuente-Dashboard-Departamentos-v2'.AS52]+[$'Fuente-Dashboard-Departamentos-v2'.AX52]+[$'Fuente-Dashboard-Departamentos-v2'.BC52]+[$'Fuente-Dashboard-Departamentos-v2'.BH52]+[$'Fuente-Dashboard-Departamentos-v2'.BM52]+[$'Fuente-Dashboard-Departamentos-v2'.BR52]+[$'Fuente-Dashboard-Departamentos-v2'.BW52]+[$'Fuente-Dashboard-Departamentos-v2'.CB52]+[$'Fuente-Dashboard-Departamentos-v2'.CG52]+[$'Fuente-Dashboard-Departamentos-v2'.CL52]+[$'Fuente-Dashboard-Departamentos-v2'.CQ52]+[$'Fuente-Dashboard-Departamentos-v2'.CV52]+[$'Fuente-Dashboard-Departamentos-v2'.DA52]+[$'Fuente-Dashboard-Departamentos-v2'.DF52]+[$'Fuente-Dashboard-Departamentos-v2'.DK52]+[$'Fuente-Dashboard-Departamentos-v2'.DP52]+[$'Fuente-Dashboard-Departamentos-v2'.DU52]" office:value-type="float" office:value="27517" calcext:value-type="float">
            <text:p>27517</text:p>
          </table:table-cell>
          <table:table-cell table:formula="of:=[$'Fuente-Dashboard-Departamentos-v2'.F52]+[$'Fuente-Dashboard-Departamentos-v2'.K52]+[$'Fuente-Dashboard-Departamentos-v2'.P52]+[$'Fuente-Dashboard-Departamentos-v2'.U52]+[$'Fuente-Dashboard-Departamentos-v2'.Z52]+[$'Fuente-Dashboard-Departamentos-v2'.AE52]+[$'Fuente-Dashboard-Departamentos-v2'.AJ52]+[$'Fuente-Dashboard-Departamentos-v2'.AO52]+[$'Fuente-Dashboard-Departamentos-v2'.AT52]+[$'Fuente-Dashboard-Departamentos-v2'.AY52]+[$'Fuente-Dashboard-Departamentos-v2'.BD52]+[$'Fuente-Dashboard-Departamentos-v2'.BI52]+[$'Fuente-Dashboard-Departamentos-v2'.BN52]+[$'Fuente-Dashboard-Departamentos-v2'.BS52]+[$'Fuente-Dashboard-Departamentos-v2'.BX52]+[$'Fuente-Dashboard-Departamentos-v2'.CC52]+[$'Fuente-Dashboard-Departamentos-v2'.CH52]+[$'Fuente-Dashboard-Departamentos-v2'.CM52]+[$'Fuente-Dashboard-Departamentos-v2'.CR52]+[$'Fuente-Dashboard-Departamentos-v2'.CW52]+[$'Fuente-Dashboard-Departamentos-v2'.DB52]+[$'Fuente-Dashboard-Departamentos-v2'.DG52]+[$'Fuente-Dashboard-Departamentos-v2'.DL52]+[$'Fuente-Dashboard-Departamentos-v2'.DQ52]+[$'Fuente-Dashboard-Departamentos-v2'.DV52]" office:value-type="float" office:value="728" calcext:value-type="float">
            <text:p>728</text:p>
          </table:table-cell>
          <table:table-cell table:formula="of:=[.B52]=[$'Fuente-Dashboard-v2'.B52]" office:value-type="boolean" office:boolean-value="true" calcext:value-type="boolean">
            <text:p>VERDADERO</text:p>
          </table:table-cell>
          <table:table-cell table:formula="of:=[.C52]=[$'Fuente-Dashboard-v2'.C52]" office:value-type="boolean" office:boolean-value="true" calcext:value-type="boolean">
            <text:p>VERDADERO</text:p>
          </table:table-cell>
          <table:table-cell table:formula="of:=[.D52]=[$'Fuente-Dashboard-v2'.D52]" office:value-type="boolean" office:boolean-value="true" calcext:value-type="boolean">
            <text:p>VERDADERO</text:p>
          </table:table-cell>
          <table:table-cell table:formula="of:=[.E52]=[$'Fuente-Dashboard-v2'.E52]" office:value-type="boolean" office:boolean-value="true" calcext:value-type="boolean">
            <text:p>VERDADERO</text:p>
          </table:table-cell>
          <table:table-cell table:formula="of:=[.F52]=[$'Fuente-Dashboard-v2'.F5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3]" office:value-type="date" office:date-value="2020-04-26" calcext:value-type="date">
            <text:p>26/04/20</text:p>
          </table:table-cell>
          <table:table-cell table:formula="of:=[$'Fuente-Dashboard-Departamentos-v2'.B53]+[$'Fuente-Dashboard-Departamentos-v2'.G53]+[$'Fuente-Dashboard-Departamentos-v2'.L53]+[$'Fuente-Dashboard-Departamentos-v2'.Q53]+[$'Fuente-Dashboard-Departamentos-v2'.V53]+[$'Fuente-Dashboard-Departamentos-v2'.AA53]+[$'Fuente-Dashboard-Departamentos-v2'.AF53]+[$'Fuente-Dashboard-Departamentos-v2'.AK53]+[$'Fuente-Dashboard-Departamentos-v2'.AP53]+[$'Fuente-Dashboard-Departamentos-v2'.AU53]+[$'Fuente-Dashboard-Departamentos-v2'.AZ53]+[$'Fuente-Dashboard-Departamentos-v2'.BE53]+[$'Fuente-Dashboard-Departamentos-v2'.BJ53]+[$'Fuente-Dashboard-Departamentos-v2'.BO53]+[$'Fuente-Dashboard-Departamentos-v2'.BT53]+[$'Fuente-Dashboard-Departamentos-v2'.BY53]+[$'Fuente-Dashboard-Departamentos-v2'.CD53]+[$'Fuente-Dashboard-Departamentos-v2'.CI53]+[$'Fuente-Dashboard-Departamentos-v2'.CN53]+[$'Fuente-Dashboard-Departamentos-v2'.CS53]+[$'Fuente-Dashboard-Departamentos-v2'.CX53]+[$'Fuente-Dashboard-Departamentos-v2'.DC53]+[$'Fuente-Dashboard-Departamentos-v2'.DH53]+[$'Fuente-Dashboard-Departamentos-v2'.DM53]+[$'Fuente-Dashboard-Departamentos-v2'.DR53]" office:value-type="float" office:value="13132" calcext:value-type="float">
            <text:p>13132</text:p>
          </table:table-cell>
          <table:table-cell table:formula="of:=[$'Fuente-Dashboard-Departamentos-v2'.C53]+[$'Fuente-Dashboard-Departamentos-v2'.H53]+[$'Fuente-Dashboard-Departamentos-v2'.M53]+[$'Fuente-Dashboard-Departamentos-v2'.R53]+[$'Fuente-Dashboard-Departamentos-v2'.W53]+[$'Fuente-Dashboard-Departamentos-v2'.AB53]+[$'Fuente-Dashboard-Departamentos-v2'.AG53]+[$'Fuente-Dashboard-Departamentos-v2'.AL53]+[$'Fuente-Dashboard-Departamentos-v2'.AQ53]+[$'Fuente-Dashboard-Departamentos-v2'.AV53]+[$'Fuente-Dashboard-Departamentos-v2'.BA53]+[$'Fuente-Dashboard-Departamentos-v2'.BF53]+[$'Fuente-Dashboard-Departamentos-v2'.BK53]+[$'Fuente-Dashboard-Departamentos-v2'.BP53]+[$'Fuente-Dashboard-Departamentos-v2'.BU53]+[$'Fuente-Dashboard-Departamentos-v2'.BZ53]+[$'Fuente-Dashboard-Departamentos-v2'.CE53]+[$'Fuente-Dashboard-Departamentos-v2'.CJ53]+[$'Fuente-Dashboard-Departamentos-v2'.CO53]+[$'Fuente-Dashboard-Departamentos-v2'.CT53]+[$'Fuente-Dashboard-Departamentos-v2'.CY53]+[$'Fuente-Dashboard-Departamentos-v2'.DD53]+[$'Fuente-Dashboard-Departamentos-v2'.DI53]+[$'Fuente-Dashboard-Departamentos-v2'.DN53]+[$'Fuente-Dashboard-Departamentos-v2'.DS53]" office:value-type="float" office:value="15567" calcext:value-type="float">
            <text:p>15567</text:p>
          </table:table-cell>
          <table:table-cell table:formula="of:=[$'Fuente-Dashboard-Departamentos-v2'.D53]+[$'Fuente-Dashboard-Departamentos-v2'.I53]+[$'Fuente-Dashboard-Departamentos-v2'.N53]+[$'Fuente-Dashboard-Departamentos-v2'.S53]+[$'Fuente-Dashboard-Departamentos-v2'.X53]+[$'Fuente-Dashboard-Departamentos-v2'.AC53]+[$'Fuente-Dashboard-Departamentos-v2'.AH53]+[$'Fuente-Dashboard-Departamentos-v2'.AM53]+[$'Fuente-Dashboard-Departamentos-v2'.AR53]+[$'Fuente-Dashboard-Departamentos-v2'.AW53]+[$'Fuente-Dashboard-Departamentos-v2'.BB53]+[$'Fuente-Dashboard-Departamentos-v2'.BG53]+[$'Fuente-Dashboard-Departamentos-v2'.BL53]+[$'Fuente-Dashboard-Departamentos-v2'.BQ53]+[$'Fuente-Dashboard-Departamentos-v2'.BV53]+[$'Fuente-Dashboard-Departamentos-v2'.CA53]+[$'Fuente-Dashboard-Departamentos-v2'.CF53]+[$'Fuente-Dashboard-Departamentos-v2'.CK53]+[$'Fuente-Dashboard-Departamentos-v2'.CP53]+[$'Fuente-Dashboard-Departamentos-v2'.CU53]+[$'Fuente-Dashboard-Departamentos-v2'.CZ53]+[$'Fuente-Dashboard-Departamentos-v2'.DE53]+[$'Fuente-Dashboard-Departamentos-v2'.DJ53]+[$'Fuente-Dashboard-Departamentos-v2'.DO53]+[$'Fuente-Dashboard-Departamentos-v2'.DT53]" office:value-type="float" office:value="0" calcext:value-type="float">
            <text:p>0</text:p>
          </table:table-cell>
          <table:table-cell table:formula="of:=[$'Fuente-Dashboard-Departamentos-v2'.E53]+[$'Fuente-Dashboard-Departamentos-v2'.J53]+[$'Fuente-Dashboard-Departamentos-v2'.O53]+[$'Fuente-Dashboard-Departamentos-v2'.T53]+[$'Fuente-Dashboard-Departamentos-v2'.Y53]+[$'Fuente-Dashboard-Departamentos-v2'.AD53]+[$'Fuente-Dashboard-Departamentos-v2'.AI53]+[$'Fuente-Dashboard-Departamentos-v2'.AN53]+[$'Fuente-Dashboard-Departamentos-v2'.AS53]+[$'Fuente-Dashboard-Departamentos-v2'.AX53]+[$'Fuente-Dashboard-Departamentos-v2'.BC53]+[$'Fuente-Dashboard-Departamentos-v2'.BH53]+[$'Fuente-Dashboard-Departamentos-v2'.BM53]+[$'Fuente-Dashboard-Departamentos-v2'.BR53]+[$'Fuente-Dashboard-Departamentos-v2'.BW53]+[$'Fuente-Dashboard-Departamentos-v2'.CB53]+[$'Fuente-Dashboard-Departamentos-v2'.CG53]+[$'Fuente-Dashboard-Departamentos-v2'.CL53]+[$'Fuente-Dashboard-Departamentos-v2'.CQ53]+[$'Fuente-Dashboard-Departamentos-v2'.CV53]+[$'Fuente-Dashboard-Departamentos-v2'.DA53]+[$'Fuente-Dashboard-Departamentos-v2'.DF53]+[$'Fuente-Dashboard-Departamentos-v2'.DK53]+[$'Fuente-Dashboard-Departamentos-v2'.DP53]+[$'Fuente-Dashboard-Departamentos-v2'.DU53]" office:value-type="float" office:value="28699" calcext:value-type="float">
            <text:p>28699</text:p>
          </table:table-cell>
          <table:table-cell table:formula="of:=[$'Fuente-Dashboard-Departamentos-v2'.F53]+[$'Fuente-Dashboard-Departamentos-v2'.K53]+[$'Fuente-Dashboard-Departamentos-v2'.P53]+[$'Fuente-Dashboard-Departamentos-v2'.U53]+[$'Fuente-Dashboard-Departamentos-v2'.Z53]+[$'Fuente-Dashboard-Departamentos-v2'.AE53]+[$'Fuente-Dashboard-Departamentos-v2'.AJ53]+[$'Fuente-Dashboard-Departamentos-v2'.AO53]+[$'Fuente-Dashboard-Departamentos-v2'.AT53]+[$'Fuente-Dashboard-Departamentos-v2'.AY53]+[$'Fuente-Dashboard-Departamentos-v2'.BD53]+[$'Fuente-Dashboard-Departamentos-v2'.BI53]+[$'Fuente-Dashboard-Departamentos-v2'.BN53]+[$'Fuente-Dashboard-Departamentos-v2'.BS53]+[$'Fuente-Dashboard-Departamentos-v2'.BX53]+[$'Fuente-Dashboard-Departamentos-v2'.CC53]+[$'Fuente-Dashboard-Departamentos-v2'.CH53]+[$'Fuente-Dashboard-Departamentos-v2'.CM53]+[$'Fuente-Dashboard-Departamentos-v2'.CR53]+[$'Fuente-Dashboard-Departamentos-v2'.CW53]+[$'Fuente-Dashboard-Departamentos-v2'.DB53]+[$'Fuente-Dashboard-Departamentos-v2'.DG53]+[$'Fuente-Dashboard-Departamentos-v2'.DL53]+[$'Fuente-Dashboard-Departamentos-v2'.DQ53]+[$'Fuente-Dashboard-Departamentos-v2'.DV53]" office:value-type="float" office:value="782" calcext:value-type="float">
            <text:p>782</text:p>
          </table:table-cell>
          <table:table-cell table:formula="of:=[.B53]=[$'Fuente-Dashboard-v2'.B53]" office:value-type="boolean" office:boolean-value="true" calcext:value-type="boolean">
            <text:p>VERDADERO</text:p>
          </table:table-cell>
          <table:table-cell table:formula="of:=[.C53]=[$'Fuente-Dashboard-v2'.C53]" office:value-type="boolean" office:boolean-value="true" calcext:value-type="boolean">
            <text:p>VERDADERO</text:p>
          </table:table-cell>
          <table:table-cell table:formula="of:=[.D53]=[$'Fuente-Dashboard-v2'.D53]" office:value-type="boolean" office:boolean-value="true" calcext:value-type="boolean">
            <text:p>VERDADERO</text:p>
          </table:table-cell>
          <table:table-cell table:formula="of:=[.E53]=[$'Fuente-Dashboard-v2'.E53]" office:value-type="boolean" office:boolean-value="true" calcext:value-type="boolean">
            <text:p>VERDADERO</text:p>
          </table:table-cell>
          <table:table-cell table:formula="of:=[.F53]=[$'Fuente-Dashboard-v2'.F5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4]" office:value-type="date" office:date-value="2020-04-27" calcext:value-type="date">
            <text:p>27/04/20</text:p>
          </table:table-cell>
          <table:table-cell table:formula="of:=[$'Fuente-Dashboard-Departamentos-v2'.B54]+[$'Fuente-Dashboard-Departamentos-v2'.G54]+[$'Fuente-Dashboard-Departamentos-v2'.L54]+[$'Fuente-Dashboard-Departamentos-v2'.Q54]+[$'Fuente-Dashboard-Departamentos-v2'.V54]+[$'Fuente-Dashboard-Departamentos-v2'.AA54]+[$'Fuente-Dashboard-Departamentos-v2'.AF54]+[$'Fuente-Dashboard-Departamentos-v2'.AK54]+[$'Fuente-Dashboard-Departamentos-v2'.AP54]+[$'Fuente-Dashboard-Departamentos-v2'.AU54]+[$'Fuente-Dashboard-Departamentos-v2'.AZ54]+[$'Fuente-Dashboard-Departamentos-v2'.BE54]+[$'Fuente-Dashboard-Departamentos-v2'.BJ54]+[$'Fuente-Dashboard-Departamentos-v2'.BO54]+[$'Fuente-Dashboard-Departamentos-v2'.BT54]+[$'Fuente-Dashboard-Departamentos-v2'.BY54]+[$'Fuente-Dashboard-Departamentos-v2'.CD54]+[$'Fuente-Dashboard-Departamentos-v2'.CI54]+[$'Fuente-Dashboard-Departamentos-v2'.CN54]+[$'Fuente-Dashboard-Departamentos-v2'.CS54]+[$'Fuente-Dashboard-Departamentos-v2'.CX54]+[$'Fuente-Dashboard-Departamentos-v2'.DC54]+[$'Fuente-Dashboard-Departamentos-v2'.DH54]+[$'Fuente-Dashboard-Departamentos-v2'.DM54]+[$'Fuente-Dashboard-Departamentos-v2'.DR54]" office:value-type="float" office:value="13742" calcext:value-type="float">
            <text:p>13742</text:p>
          </table:table-cell>
          <table:table-cell table:formula="of:=[$'Fuente-Dashboard-Departamentos-v2'.C54]+[$'Fuente-Dashboard-Departamentos-v2'.H54]+[$'Fuente-Dashboard-Departamentos-v2'.M54]+[$'Fuente-Dashboard-Departamentos-v2'.R54]+[$'Fuente-Dashboard-Departamentos-v2'.W54]+[$'Fuente-Dashboard-Departamentos-v2'.AB54]+[$'Fuente-Dashboard-Departamentos-v2'.AG54]+[$'Fuente-Dashboard-Departamentos-v2'.AL54]+[$'Fuente-Dashboard-Departamentos-v2'.AQ54]+[$'Fuente-Dashboard-Departamentos-v2'.AV54]+[$'Fuente-Dashboard-Departamentos-v2'.BA54]+[$'Fuente-Dashboard-Departamentos-v2'.BF54]+[$'Fuente-Dashboard-Departamentos-v2'.BK54]+[$'Fuente-Dashboard-Departamentos-v2'.BP54]+[$'Fuente-Dashboard-Departamentos-v2'.BU54]+[$'Fuente-Dashboard-Departamentos-v2'.BZ54]+[$'Fuente-Dashboard-Departamentos-v2'.CE54]+[$'Fuente-Dashboard-Departamentos-v2'.CJ54]+[$'Fuente-Dashboard-Departamentos-v2'.CO54]+[$'Fuente-Dashboard-Departamentos-v2'.CT54]+[$'Fuente-Dashboard-Departamentos-v2'.CY54]+[$'Fuente-Dashboard-Departamentos-v2'.DD54]+[$'Fuente-Dashboard-Departamentos-v2'.DI54]+[$'Fuente-Dashboard-Departamentos-v2'.DN54]+[$'Fuente-Dashboard-Departamentos-v2'.DS54]" office:value-type="float" office:value="17448" calcext:value-type="float">
            <text:p>17448</text:p>
          </table:table-cell>
          <table:table-cell table:formula="of:=[$'Fuente-Dashboard-Departamentos-v2'.D54]+[$'Fuente-Dashboard-Departamentos-v2'.I54]+[$'Fuente-Dashboard-Departamentos-v2'.N54]+[$'Fuente-Dashboard-Departamentos-v2'.S54]+[$'Fuente-Dashboard-Departamentos-v2'.X54]+[$'Fuente-Dashboard-Departamentos-v2'.AC54]+[$'Fuente-Dashboard-Departamentos-v2'.AH54]+[$'Fuente-Dashboard-Departamentos-v2'.AM54]+[$'Fuente-Dashboard-Departamentos-v2'.AR54]+[$'Fuente-Dashboard-Departamentos-v2'.AW54]+[$'Fuente-Dashboard-Departamentos-v2'.BB54]+[$'Fuente-Dashboard-Departamentos-v2'.BG54]+[$'Fuente-Dashboard-Departamentos-v2'.BL54]+[$'Fuente-Dashboard-Departamentos-v2'.BQ54]+[$'Fuente-Dashboard-Departamentos-v2'.BV54]+[$'Fuente-Dashboard-Departamentos-v2'.CA54]+[$'Fuente-Dashboard-Departamentos-v2'.CF54]+[$'Fuente-Dashboard-Departamentos-v2'.CK54]+[$'Fuente-Dashboard-Departamentos-v2'.CP54]+[$'Fuente-Dashboard-Departamentos-v2'.CU54]+[$'Fuente-Dashboard-Departamentos-v2'.CZ54]+[$'Fuente-Dashboard-Departamentos-v2'.DE54]+[$'Fuente-Dashboard-Departamentos-v2'.DJ54]+[$'Fuente-Dashboard-Departamentos-v2'.DO54]+[$'Fuente-Dashboard-Departamentos-v2'.DT54]" office:value-type="float" office:value="0" calcext:value-type="float">
            <text:p>0</text:p>
          </table:table-cell>
          <table:table-cell table:formula="of:=[$'Fuente-Dashboard-Departamentos-v2'.E54]+[$'Fuente-Dashboard-Departamentos-v2'.J54]+[$'Fuente-Dashboard-Departamentos-v2'.O54]+[$'Fuente-Dashboard-Departamentos-v2'.T54]+[$'Fuente-Dashboard-Departamentos-v2'.Y54]+[$'Fuente-Dashboard-Departamentos-v2'.AD54]+[$'Fuente-Dashboard-Departamentos-v2'.AI54]+[$'Fuente-Dashboard-Departamentos-v2'.AN54]+[$'Fuente-Dashboard-Departamentos-v2'.AS54]+[$'Fuente-Dashboard-Departamentos-v2'.AX54]+[$'Fuente-Dashboard-Departamentos-v2'.BC54]+[$'Fuente-Dashboard-Departamentos-v2'.BH54]+[$'Fuente-Dashboard-Departamentos-v2'.BM54]+[$'Fuente-Dashboard-Departamentos-v2'.BR54]+[$'Fuente-Dashboard-Departamentos-v2'.BW54]+[$'Fuente-Dashboard-Departamentos-v2'.CB54]+[$'Fuente-Dashboard-Departamentos-v2'.CG54]+[$'Fuente-Dashboard-Departamentos-v2'.CL54]+[$'Fuente-Dashboard-Departamentos-v2'.CQ54]+[$'Fuente-Dashboard-Departamentos-v2'.CV54]+[$'Fuente-Dashboard-Departamentos-v2'.DA54]+[$'Fuente-Dashboard-Departamentos-v2'.DF54]+[$'Fuente-Dashboard-Departamentos-v2'.DK54]+[$'Fuente-Dashboard-Departamentos-v2'.DP54]+[$'Fuente-Dashboard-Departamentos-v2'.DU54]" office:value-type="float" office:value="31190" calcext:value-type="float">
            <text:p>31190</text:p>
          </table:table-cell>
          <table:table-cell table:formula="of:=[$'Fuente-Dashboard-Departamentos-v2'.F54]+[$'Fuente-Dashboard-Departamentos-v2'.K54]+[$'Fuente-Dashboard-Departamentos-v2'.P54]+[$'Fuente-Dashboard-Departamentos-v2'.U54]+[$'Fuente-Dashboard-Departamentos-v2'.Z54]+[$'Fuente-Dashboard-Departamentos-v2'.AE54]+[$'Fuente-Dashboard-Departamentos-v2'.AJ54]+[$'Fuente-Dashboard-Departamentos-v2'.AO54]+[$'Fuente-Dashboard-Departamentos-v2'.AT54]+[$'Fuente-Dashboard-Departamentos-v2'.AY54]+[$'Fuente-Dashboard-Departamentos-v2'.BD54]+[$'Fuente-Dashboard-Departamentos-v2'.BI54]+[$'Fuente-Dashboard-Departamentos-v2'.BN54]+[$'Fuente-Dashboard-Departamentos-v2'.BS54]+[$'Fuente-Dashboard-Departamentos-v2'.BX54]+[$'Fuente-Dashboard-Departamentos-v2'.CC54]+[$'Fuente-Dashboard-Departamentos-v2'.CH54]+[$'Fuente-Dashboard-Departamentos-v2'.CM54]+[$'Fuente-Dashboard-Departamentos-v2'.CR54]+[$'Fuente-Dashboard-Departamentos-v2'.CW54]+[$'Fuente-Dashboard-Departamentos-v2'.DB54]+[$'Fuente-Dashboard-Departamentos-v2'.DG54]+[$'Fuente-Dashboard-Departamentos-v2'.DL54]+[$'Fuente-Dashboard-Departamentos-v2'.DQ54]+[$'Fuente-Dashboard-Departamentos-v2'.DV54]" office:value-type="float" office:value="854" calcext:value-type="float">
            <text:p>854</text:p>
          </table:table-cell>
          <table:table-cell table:formula="of:=[.B54]=[$'Fuente-Dashboard-v2'.B54]" office:value-type="boolean" office:boolean-value="true" calcext:value-type="boolean">
            <text:p>VERDADERO</text:p>
          </table:table-cell>
          <table:table-cell table:formula="of:=[.C54]=[$'Fuente-Dashboard-v2'.C54]" office:value-type="boolean" office:boolean-value="true" calcext:value-type="boolean">
            <text:p>VERDADERO</text:p>
          </table:table-cell>
          <table:table-cell table:formula="of:=[.D54]=[$'Fuente-Dashboard-v2'.D54]" office:value-type="boolean" office:boolean-value="true" calcext:value-type="boolean">
            <text:p>VERDADERO</text:p>
          </table:table-cell>
          <table:table-cell table:formula="of:=[.E54]=[$'Fuente-Dashboard-v2'.E54]" office:value-type="boolean" office:boolean-value="true" calcext:value-type="boolean">
            <text:p>VERDADERO</text:p>
          </table:table-cell>
          <table:table-cell table:formula="of:=[.F54]=[$'Fuente-Dashboard-v2'.F5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5]" office:value-type="date" office:date-value="2020-04-28" calcext:value-type="date">
            <text:p>28/04/20</text:p>
          </table:table-cell>
          <table:table-cell table:formula="of:=[$'Fuente-Dashboard-Departamentos-v2'.B55]+[$'Fuente-Dashboard-Departamentos-v2'.G55]+[$'Fuente-Dashboard-Departamentos-v2'.L55]+[$'Fuente-Dashboard-Departamentos-v2'.Q55]+[$'Fuente-Dashboard-Departamentos-v2'.V55]+[$'Fuente-Dashboard-Departamentos-v2'.AA55]+[$'Fuente-Dashboard-Departamentos-v2'.AF55]+[$'Fuente-Dashboard-Departamentos-v2'.AK55]+[$'Fuente-Dashboard-Departamentos-v2'.AP55]+[$'Fuente-Dashboard-Departamentos-v2'.AU55]+[$'Fuente-Dashboard-Departamentos-v2'.AZ55]+[$'Fuente-Dashboard-Departamentos-v2'.BE55]+[$'Fuente-Dashboard-Departamentos-v2'.BJ55]+[$'Fuente-Dashboard-Departamentos-v2'.BO55]+[$'Fuente-Dashboard-Departamentos-v2'.BT55]+[$'Fuente-Dashboard-Departamentos-v2'.BY55]+[$'Fuente-Dashboard-Departamentos-v2'.CD55]+[$'Fuente-Dashboard-Departamentos-v2'.CI55]+[$'Fuente-Dashboard-Departamentos-v2'.CN55]+[$'Fuente-Dashboard-Departamentos-v2'.CS55]+[$'Fuente-Dashboard-Departamentos-v2'.CX55]+[$'Fuente-Dashboard-Departamentos-v2'.DC55]+[$'Fuente-Dashboard-Departamentos-v2'.DH55]+[$'Fuente-Dashboard-Departamentos-v2'.DM55]+[$'Fuente-Dashboard-Departamentos-v2'.DR55]" office:value-type="float" office:value="14384" calcext:value-type="float">
            <text:p>14384</text:p>
          </table:table-cell>
          <table:table-cell table:formula="of:=[$'Fuente-Dashboard-Departamentos-v2'.C55]+[$'Fuente-Dashboard-Departamentos-v2'.H55]+[$'Fuente-Dashboard-Departamentos-v2'.M55]+[$'Fuente-Dashboard-Departamentos-v2'.R55]+[$'Fuente-Dashboard-Departamentos-v2'.W55]+[$'Fuente-Dashboard-Departamentos-v2'.AB55]+[$'Fuente-Dashboard-Departamentos-v2'.AG55]+[$'Fuente-Dashboard-Departamentos-v2'.AL55]+[$'Fuente-Dashboard-Departamentos-v2'.AQ55]+[$'Fuente-Dashboard-Departamentos-v2'.AV55]+[$'Fuente-Dashboard-Departamentos-v2'.BA55]+[$'Fuente-Dashboard-Departamentos-v2'.BF55]+[$'Fuente-Dashboard-Departamentos-v2'.BK55]+[$'Fuente-Dashboard-Departamentos-v2'.BP55]+[$'Fuente-Dashboard-Departamentos-v2'.BU55]+[$'Fuente-Dashboard-Departamentos-v2'.BZ55]+[$'Fuente-Dashboard-Departamentos-v2'.CE55]+[$'Fuente-Dashboard-Departamentos-v2'.CJ55]+[$'Fuente-Dashboard-Departamentos-v2'.CO55]+[$'Fuente-Dashboard-Departamentos-v2'.CT55]+[$'Fuente-Dashboard-Departamentos-v2'.CY55]+[$'Fuente-Dashboard-Departamentos-v2'.DD55]+[$'Fuente-Dashboard-Departamentos-v2'.DI55]+[$'Fuente-Dashboard-Departamentos-v2'.DN55]+[$'Fuente-Dashboard-Departamentos-v2'.DS55]" office:value-type="float" office:value="19547" calcext:value-type="float">
            <text:p>19547</text:p>
          </table:table-cell>
          <table:table-cell table:formula="of:=[$'Fuente-Dashboard-Departamentos-v2'.D55]+[$'Fuente-Dashboard-Departamentos-v2'.I55]+[$'Fuente-Dashboard-Departamentos-v2'.N55]+[$'Fuente-Dashboard-Departamentos-v2'.S55]+[$'Fuente-Dashboard-Departamentos-v2'.X55]+[$'Fuente-Dashboard-Departamentos-v2'.AC55]+[$'Fuente-Dashboard-Departamentos-v2'.AH55]+[$'Fuente-Dashboard-Departamentos-v2'.AM55]+[$'Fuente-Dashboard-Departamentos-v2'.AR55]+[$'Fuente-Dashboard-Departamentos-v2'.AW55]+[$'Fuente-Dashboard-Departamentos-v2'.BB55]+[$'Fuente-Dashboard-Departamentos-v2'.BG55]+[$'Fuente-Dashboard-Departamentos-v2'.BL55]+[$'Fuente-Dashboard-Departamentos-v2'.BQ55]+[$'Fuente-Dashboard-Departamentos-v2'.BV55]+[$'Fuente-Dashboard-Departamentos-v2'.CA55]+[$'Fuente-Dashboard-Departamentos-v2'.CF55]+[$'Fuente-Dashboard-Departamentos-v2'.CK55]+[$'Fuente-Dashboard-Departamentos-v2'.CP55]+[$'Fuente-Dashboard-Departamentos-v2'.CU55]+[$'Fuente-Dashboard-Departamentos-v2'.CZ55]+[$'Fuente-Dashboard-Departamentos-v2'.DE55]+[$'Fuente-Dashboard-Departamentos-v2'.DJ55]+[$'Fuente-Dashboard-Departamentos-v2'.DO55]+[$'Fuente-Dashboard-Departamentos-v2'.DT55]" office:value-type="float" office:value="0" calcext:value-type="float">
            <text:p>0</text:p>
          </table:table-cell>
          <table:table-cell table:formula="of:=[$'Fuente-Dashboard-Departamentos-v2'.E55]+[$'Fuente-Dashboard-Departamentos-v2'.J55]+[$'Fuente-Dashboard-Departamentos-v2'.O55]+[$'Fuente-Dashboard-Departamentos-v2'.T55]+[$'Fuente-Dashboard-Departamentos-v2'.Y55]+[$'Fuente-Dashboard-Departamentos-v2'.AD55]+[$'Fuente-Dashboard-Departamentos-v2'.AI55]+[$'Fuente-Dashboard-Departamentos-v2'.AN55]+[$'Fuente-Dashboard-Departamentos-v2'.AS55]+[$'Fuente-Dashboard-Departamentos-v2'.AX55]+[$'Fuente-Dashboard-Departamentos-v2'.BC55]+[$'Fuente-Dashboard-Departamentos-v2'.BH55]+[$'Fuente-Dashboard-Departamentos-v2'.BM55]+[$'Fuente-Dashboard-Departamentos-v2'.BR55]+[$'Fuente-Dashboard-Departamentos-v2'.BW55]+[$'Fuente-Dashboard-Departamentos-v2'.CB55]+[$'Fuente-Dashboard-Departamentos-v2'.CG55]+[$'Fuente-Dashboard-Departamentos-v2'.CL55]+[$'Fuente-Dashboard-Departamentos-v2'.CQ55]+[$'Fuente-Dashboard-Departamentos-v2'.CV55]+[$'Fuente-Dashboard-Departamentos-v2'.DA55]+[$'Fuente-Dashboard-Departamentos-v2'.DF55]+[$'Fuente-Dashboard-Departamentos-v2'.DK55]+[$'Fuente-Dashboard-Departamentos-v2'.DP55]+[$'Fuente-Dashboard-Departamentos-v2'.DU55]" office:value-type="float" office:value="33931" calcext:value-type="float">
            <text:p>33931</text:p>
          </table:table-cell>
          <table:table-cell table:formula="of:=[$'Fuente-Dashboard-Departamentos-v2'.F55]+[$'Fuente-Dashboard-Departamentos-v2'.K55]+[$'Fuente-Dashboard-Departamentos-v2'.P55]+[$'Fuente-Dashboard-Departamentos-v2'.U55]+[$'Fuente-Dashboard-Departamentos-v2'.Z55]+[$'Fuente-Dashboard-Departamentos-v2'.AE55]+[$'Fuente-Dashboard-Departamentos-v2'.AJ55]+[$'Fuente-Dashboard-Departamentos-v2'.AO55]+[$'Fuente-Dashboard-Departamentos-v2'.AT55]+[$'Fuente-Dashboard-Departamentos-v2'.AY55]+[$'Fuente-Dashboard-Departamentos-v2'.BD55]+[$'Fuente-Dashboard-Departamentos-v2'.BI55]+[$'Fuente-Dashboard-Departamentos-v2'.BN55]+[$'Fuente-Dashboard-Departamentos-v2'.BS55]+[$'Fuente-Dashboard-Departamentos-v2'.BX55]+[$'Fuente-Dashboard-Departamentos-v2'.CC55]+[$'Fuente-Dashboard-Departamentos-v2'.CH55]+[$'Fuente-Dashboard-Departamentos-v2'.CM55]+[$'Fuente-Dashboard-Departamentos-v2'.CR55]+[$'Fuente-Dashboard-Departamentos-v2'.CW55]+[$'Fuente-Dashboard-Departamentos-v2'.DB55]+[$'Fuente-Dashboard-Departamentos-v2'.DG55]+[$'Fuente-Dashboard-Departamentos-v2'.DL55]+[$'Fuente-Dashboard-Departamentos-v2'.DQ55]+[$'Fuente-Dashboard-Departamentos-v2'.DV55]" office:value-type="float" office:value="943" calcext:value-type="float">
            <text:p>943</text:p>
          </table:table-cell>
          <table:table-cell table:formula="of:=[.B55]=[$'Fuente-Dashboard-v2'.B55]" office:value-type="boolean" office:boolean-value="true" calcext:value-type="boolean">
            <text:p>VERDADERO</text:p>
          </table:table-cell>
          <table:table-cell table:formula="of:=[.C55]=[$'Fuente-Dashboard-v2'.C55]" office:value-type="boolean" office:boolean-value="true" calcext:value-type="boolean">
            <text:p>VERDADERO</text:p>
          </table:table-cell>
          <table:table-cell table:formula="of:=[.D55]=[$'Fuente-Dashboard-v2'.D55]" office:value-type="boolean" office:boolean-value="true" calcext:value-type="boolean">
            <text:p>VERDADERO</text:p>
          </table:table-cell>
          <table:table-cell table:formula="of:=[.E55]=[$'Fuente-Dashboard-v2'.E55]" office:value-type="boolean" office:boolean-value="true" calcext:value-type="boolean">
            <text:p>VERDADERO</text:p>
          </table:table-cell>
          <table:table-cell table:formula="of:=[.F55]=[$'Fuente-Dashboard-v2'.F55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55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016" calcext:value-type="float">
            <text:p>1016</text:p>
          </table:table-cell>
          <table:table-cell office:value-type="float" office:value="12491" calcext:value-type="float">
            <text:p>12491</text:p>
          </table:table-cell>
          <table:table-cell office:value-type="float" office:value="6120" calcext:value-type="float">
            <text:p>612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998" calcext:value-type="float">
            <text:p>998</text:p>
          </table:table-cell>
          <table:table-cell office:value-type="float" office:value="13489" calcext:value-type="float">
            <text:p>13489</text:p>
          </table:table-cell>
          <table:table-cell office:value-type="float" office:value="6541" calcext:value-type="float">
            <text:p>654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940" calcext:value-type="float">
            <text:p>940</text:p>
          </table:table-cell>
          <table:table-cell office:value-type="float" office:value="14420" calcext:value-type="float">
            <text:p>14420</text:p>
          </table:table-cell>
          <table:table-cell office:value-type="float" office:value="6684" calcext:value-type="float">
            <text:p>6684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208" calcext:value-type="float">
            <text:p>1208</text:p>
          </table:table-cell>
          <table:table-cell office:value-type="float" office:value="15628" calcext:value-type="float">
            <text:p>15628</text:p>
          </table:table-cell>
          <table:table-cell office:value-type="float" office:value="6811" calcext:value-type="float">
            <text:p>6811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697" calcext:value-type="float">
            <text:p>697</text:p>
          </table:table-cell>
          <table:table-cell office:value-type="float" office:value="16325" calcext:value-type="float">
            <text:p>16325</text:p>
          </table:table-cell>
          <table:table-cell office:value-type="float" office:value="6968" calcext:value-type="float">
            <text:p>6968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512" calcext:value-type="float">
            <text:p>1512</text:p>
          </table:table-cell>
          <table:table-cell office:value-type="float" office:value="17837" calcext:value-type="float">
            <text:p>17837</text:p>
          </table:table-cell>
          <table:table-cell office:value-type="float" office:value="6892" calcext:value-type="float">
            <text:p>6892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413" calcext:value-type="float">
            <text:p>1413</text:p>
          </table:table-cell>
          <table:table-cell office:value-type="float" office:value="19250" calcext:value-type="float">
            <text:p>19250</text:p>
          </table:table-cell>
          <table:table-cell office:value-type="float" office:value="7027" calcext:value-type="float">
            <text:p>7027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664" calcext:value-type="float">
            <text:p>1664</text:p>
          </table:table-cell>
          <table:table-cell office:value-type="float" office:value="20914" calcext:value-type="float">
            <text:p>20914</text:p>
          </table:table-cell>
          <table:table-cell office:value-type="float" office:value="7422" calcext:value-type="float">
            <text:p>7422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734" calcext:value-type="float">
            <text:p>734</text:p>
          </table:table-cell>
          <table:table-cell office:value-type="float" office:value="21648" calcext:value-type="float">
            <text:p>21648</text:p>
          </table:table-cell>
          <table:table-cell office:value-type="float" office:value="7496" calcext:value-type="float">
            <text:p>7496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float" office:value="3683" calcext:value-type="float">
            <text:p>3683</text:p>
          </table:table-cell>
          <table:table-cell office:value-type="float" office:value="25331" calcext:value-type="float">
            <text:p>25331</text:p>
          </table:table-cell>
          <table:table-cell office:value-type="float" office:value="7797" calcext:value-type="float">
            <text:p>7797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float" office:value="2186" calcext:value-type="float">
            <text:p>2186</text:p>
          </table:table-cell>
          <table:table-cell office:value-type="float" office:value="27517" calcext:value-type="float">
            <text:p>27517</text:p>
          </table:table-cell>
          <table:table-cell office:value-type="float" office:value="8088" calcext:value-type="float">
            <text:p>8088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float" office:value="1182" calcext:value-type="float">
            <text:p>1182</text:p>
          </table:table-cell>
          <table:table-cell office:value-type="float" office:value="28699" calcext:value-type="float">
            <text:p>28699</text:p>
          </table:table-cell>
          <table:table-cell office:value-type="float" office:value="8429" calcext:value-type="float">
            <text:p>8429</text:p>
          </table:table-cell>
          <table:table-cell office:value-type="float" office:value="782" calcext:value-type="float">
            <text:p>782</text:p>
          </table:table-cell>
          <table:table-cell/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float" office:value="2491" calcext:value-type="float">
            <text:p>2491</text:p>
          </table:table-cell>
          <table:table-cell office:value-type="float" office:value="31190" calcext:value-type="float">
            <text:p>31190</text:p>
          </table:table-cell>
          <table:table-cell office:value-type="float" office:value="9174" calcext:value-type="float">
            <text:p>9174</text:p>
          </table:table-cell>
          <table:table-cell office:value-type="float" office:value="854" calcext:value-type="float">
            <text:p>854</text:p>
          </table:table-cell>
          <table:table-cell/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56" table:default-cell-style-name="ce3"/>
        <table:table-column table:style-name="co57" table:default-cell-style-name="ce3"/>
        <table:table-column table:style-name="co8" table:default-cell-style-name="ce4"/>
        <table:table-column table:style-name="co51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29T16:32:29.351198555</dc:date>
    <meta:editing-duration>P11DT22H54M47S</meta:editing-duration>
    <meta:editing-cycles>82</meta:editing-cycles>
    <meta:generator>LibreOffice/6.1.6.3$Linux_X86_64 LibreOffice_project/10$Build-3</meta:generator>
    <meta:document-statistic meta:table-count="8" meta:cell-count="5505" meta:object-count="0"/>
  </office:meta>
</office:document-meta>
</file>